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3.383cm"/>
    </style:style>
    <style:style style:name="co5" style:family="table-column">
      <style:table-column-properties fo:break-before="auto" style:column-width="4.54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4.42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'Index Name'</text:p>
          </table:table-cell>
          <table:table-cell office:value-type="string" calcext:value-type="string">
            <text:p><text:s/>'Phase'</text:p>
          </table:table-cell>
          <table:table-cell office:value-type="string" calcext:value-type="string">
            <text:p><text:s/>'Population'</text:p>
          </table:table-cell>
          <table:table-cell office:value-type="string" calcext:value-type="string">
            <text:p><text:s/>'Avg Load Elapsed'</text:p>
          </table:table-cell>
          <table:table-cell office:value-type="string" calcext:value-type="string">
            <text:p><text:s/>'Avg COMPLETE Elapsed'</text:p>
          </table:table-cell>
          <table:table-cell office:value-type="string" calcext:value-type="string">
            <text:p><text:s/>'Avg HIGHCARD Elapsed'</text:p>
          </table:table-cell>
          <table:table-cell office:value-type="string" calcext:value-type="string">
            <text:p><text:s/>'Avg LOWCARD Elapsed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589748" calcext:value-type="float">
            <text:p>5.89748E-05</text:p>
          </table:table-cell>
          <table:table-cell office:value-type="float" office:value="0.0054965496" calcext:value-type="float">
            <text:p>0.0054965496</text:p>
          </table:table-cell>
          <table:table-cell office:value-type="float" office:value="0.0017126796" calcext:value-type="float">
            <text:p>0.0017126796</text:p>
          </table:table-cell>
          <table:table-cell office:value-type="float" office:value="0.0012863486" calcext:value-type="float">
            <text:p>0.001286348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589748" calcext:value-type="float">
            <text:p>5.89748E-05</text:p>
          </table:table-cell>
          <table:table-cell office:value-type="float" office:value="0.0134914628" calcext:value-type="float">
            <text:p>0.0134914628</text:p>
          </table:table-cell>
          <table:table-cell office:value-type="float" office:value="0.0059106022" calcext:value-type="float">
            <text:p>0.0059106022</text:p>
          </table:table-cell>
          <table:table-cell office:value-type="float" office:value="0.0058192146" calcext:value-type="float">
            <text:p>0.005819214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0522" calcext:value-type="float">
            <text:p>0.0001550522</text:p>
          </table:table-cell>
          <table:table-cell office:value-type="float" office:value="0.0056184554" calcext:value-type="float">
            <text:p>0.0056184554</text:p>
          </table:table-cell>
          <table:table-cell office:value-type="float" office:value="0.0053078786" calcext:value-type="float">
            <text:p>0.0053078786</text:p>
          </table:table-cell>
          <table:table-cell office:value-type="float" office:value="0.005404823" calcext:value-type="float">
            <text:p>0.00540482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0522" calcext:value-type="float">
            <text:p>0.0001550522</text:p>
          </table:table-cell>
          <table:table-cell office:value-type="float" office:value="0.0131555198" calcext:value-type="float">
            <text:p>0.0131555198</text:p>
          </table:table-cell>
          <table:table-cell office:value-type="float" office:value="0.0267838102" calcext:value-type="float">
            <text:p>0.0267838102</text:p>
          </table:table-cell>
          <table:table-cell office:value-type="float" office:value="0.0115776606" calcext:value-type="float">
            <text:p>0.011577660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40346" calcext:value-type="float">
            <text:p>0.0008640346</text:p>
          </table:table-cell>
          <table:table-cell office:value-type="float" office:value="0.0399958786" calcext:value-type="float">
            <text:p>0.0399958786</text:p>
          </table:table-cell>
          <table:table-cell office:value-type="float" office:value="0.0445743928" calcext:value-type="float">
            <text:p>0.0445743928</text:p>
          </table:table-cell>
          <table:table-cell office:value-type="float" office:value="0.0593923146" calcext:value-type="float">
            <text:p>0.059392314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40346" calcext:value-type="float">
            <text:p>0.0008640346</text:p>
          </table:table-cell>
          <table:table-cell office:value-type="float" office:value="0.171345054" calcext:value-type="float">
            <text:p>0.171345054</text:p>
          </table:table-cell>
          <table:table-cell office:value-type="float" office:value="0.157421168" calcext:value-type="float">
            <text:p>0.157421168</text:p>
          </table:table-cell>
          <table:table-cell office:value-type="float" office:value="0.1447879466" calcext:value-type="float">
            <text:p>0.144787946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0013666" calcext:value-type="float">
            <text:p>0.0090013666</text:p>
          </table:table-cell>
          <table:table-cell office:value-type="float" office:value="0.4607346748" calcext:value-type="float">
            <text:p>0.4607346748</text:p>
          </table:table-cell>
          <table:table-cell office:value-type="float" office:value="0.5833742364" calcext:value-type="float">
            <text:p>0.5833742364</text:p>
          </table:table-cell>
          <table:table-cell office:value-type="float" office:value="0.8246709398" calcext:value-type="float">
            <text:p>0.824670939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0013666" calcext:value-type="float">
            <text:p>0.0090013666</text:p>
          </table:table-cell>
          <table:table-cell office:value-type="float" office:value="1.3667425344" calcext:value-type="float">
            <text:p>1.3667425344</text:p>
          </table:table-cell>
          <table:table-cell office:value-type="float" office:value="1.3200754026" calcext:value-type="float">
            <text:p>1.3200754026</text:p>
          </table:table-cell>
          <table:table-cell office:value-type="float" office:value="1.3293726114" calcext:value-type="float">
            <text:p>1.329372611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07904296" calcext:value-type="float">
            <text:p>0.0807904296</text:p>
          </table:table-cell>
          <table:table-cell office:value-type="float" office:value="8.5281082286" calcext:value-type="float">
            <text:p>8.5281082286</text:p>
          </table:table-cell>
          <table:table-cell office:value-type="float" office:value="8.753835667" calcext:value-type="float">
            <text:p>8.753835667</text:p>
          </table:table-cell>
          <table:table-cell office:value-type="float" office:value="11.8518316778" calcext:value-type="float">
            <text:p>11.851831677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07904296" calcext:value-type="float">
            <text:p>0.0807904296</text:p>
          </table:table-cell>
          <table:table-cell office:value-type="float" office:value="7.599046326" calcext:value-type="float">
            <text:p>7.599046326</text:p>
          </table:table-cell>
          <table:table-cell office:value-type="float" office:value="15.4867781508" calcext:value-type="float">
            <text:p>15.4867781508</text:p>
          </table:table-cell>
          <table:table-cell office:value-type="float" office:value="15.2515216758" calcext:value-type="float">
            <text:p>15.251521675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21171754" calcext:value-type="float">
            <text:p>0.0021171754</text:p>
          </table:table-cell>
          <table:table-cell office:value-type="float" office:value="0.0039010896" calcext:value-type="float">
            <text:p>0.0039010896</text:p>
          </table:table-cell>
          <table:table-cell office:value-type="float" office:value="0.0134170002" calcext:value-type="float">
            <text:p>0.0134170002</text:p>
          </table:table-cell>
          <table:table-cell office:value-type="float" office:value="0.0119323504" calcext:value-type="float">
            <text:p>0.011932350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21171754" calcext:value-type="float">
            <text:p>0.0021171754</text:p>
          </table:table-cell>
          <table:table-cell office:value-type="float" office:value="0.0007282442" calcext:value-type="float">
            <text:p>0.0007282442</text:p>
          </table:table-cell>
          <table:table-cell office:value-type="float" office:value="0.0003430904" calcext:value-type="float">
            <text:p>0.0003430904</text:p>
          </table:table-cell>
          <table:table-cell office:value-type="float" office:value="0.0005122208" calcext:value-type="float">
            <text:p>0.000512220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677622" calcext:value-type="float">
            <text:p>0.0008677622</text:p>
          </table:table-cell>
          <table:table-cell office:value-type="float" office:value="0.0013938316" calcext:value-type="float">
            <text:p>0.0013938316</text:p>
          </table:table-cell>
          <table:table-cell office:value-type="float" office:value="0.0341127936" calcext:value-type="float">
            <text:p>0.0341127936</text:p>
          </table:table-cell>
          <table:table-cell office:value-type="float" office:value="0.0514299086" calcext:value-type="float">
            <text:p>0.0514299086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677622" calcext:value-type="float">
            <text:p>0.0008677622</text:p>
          </table:table-cell>
          <table:table-cell office:value-type="float" office:value="0.0002507592" calcext:value-type="float">
            <text:p>0.0002507592</text:p>
          </table:table-cell>
          <table:table-cell office:value-type="float" office:value="0.0001619494" calcext:value-type="float">
            <text:p>0.0001619494</text:p>
          </table:table-cell>
          <table:table-cell office:value-type="float" office:value="0.000375463" calcext:value-type="float">
            <text:p>0.000375463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8323902" calcext:value-type="float">
            <text:p>0.0048323902</text:p>
          </table:table-cell>
          <table:table-cell office:value-type="float" office:value="0.0114836032" calcext:value-type="float">
            <text:p>0.0114836032</text:p>
          </table:table-cell>
          <table:table-cell office:value-type="float" office:value="0.4163291824" calcext:value-type="float">
            <text:p>0.4163291824</text:p>
          </table:table-cell>
          <table:table-cell office:value-type="float" office:value="0.728563514" calcext:value-type="float">
            <text:p>0.72856351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8323902" calcext:value-type="float">
            <text:p>0.0048323902</text:p>
          </table:table-cell>
          <table:table-cell office:value-type="float" office:value="0.0005003448" calcext:value-type="float">
            <text:p>0.0005003448</text:p>
          </table:table-cell>
          <table:table-cell office:value-type="float" office:value="0.0003265394" calcext:value-type="float">
            <text:p>0.0003265394</text:p>
          </table:table-cell>
          <table:table-cell office:value-type="float" office:value="0.000226644" calcext:value-type="float">
            <text:p>0.00022664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685142586" calcext:value-type="float">
            <text:p>0.0685142586</text:p>
          </table:table-cell>
          <table:table-cell office:value-type="float" office:value="0.0644257306" calcext:value-type="float">
            <text:p>0.0644257306</text:p>
          </table:table-cell>
          <table:table-cell office:value-type="float" office:value="3.159322579" calcext:value-type="float">
            <text:p>3.159322579</text:p>
          </table:table-cell>
          <table:table-cell office:value-type="float" office:value="7.5327675172" calcext:value-type="float">
            <text:p>7.532767517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685142586" calcext:value-type="float">
            <text:p>0.0685142586</text:p>
          </table:table-cell>
          <table:table-cell office:value-type="float" office:value="0.00063978" calcext:value-type="float">
            <text:p>0.00063978</text:p>
          </table:table-cell>
          <table:table-cell office:value-type="float" office:value="0.0001794888" calcext:value-type="float">
            <text:p>0.0001794888</text:p>
          </table:table-cell>
          <table:table-cell office:value-type="float" office:value="0.0002198884" calcext:value-type="float">
            <text:p>0.000219888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025778768" calcext:value-type="float">
            <text:p>3.025778768</text:p>
          </table:table-cell>
          <table:table-cell office:value-type="float" office:value="0.4867622066" calcext:value-type="float">
            <text:p>0.4867622066</text:p>
          </table:table-cell>
          <table:table-cell office:value-type="float" office:value="22.4289587504" calcext:value-type="float">
            <text:p>22.4289587504</text:p>
          </table:table-cell>
          <table:table-cell office:value-type="float" office:value="83.3094077268" calcext:value-type="float">
            <text:p>83.309407726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025778768" calcext:value-type="float">
            <text:p>3.025778768</text:p>
          </table:table-cell>
          <table:table-cell office:value-type="float" office:value="0.0052217246" calcext:value-type="float">
            <text:p>0.0052217246</text:p>
          </table:table-cell>
          <table:table-cell office:value-type="float" office:value="0.0002828592" calcext:value-type="float">
            <text:p>0.0002828592</text:p>
          </table:table-cell>
          <table:table-cell office:value-type="float" office:value="0.0001224874" calcext:value-type="float">
            <text:p>0.000122487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21418632" calcext:value-type="float">
            <text:p>0.0021418632</text:p>
          </table:table-cell>
          <table:table-cell office:value-type="float" office:value="0.0008973102" calcext:value-type="float">
            <text:p>0.0008973102</text:p>
          </table:table-cell>
          <table:table-cell office:value-type="float" office:value="0.0092890314" calcext:value-type="float">
            <text:p>0.0092890314</text:p>
          </table:table-cell>
          <table:table-cell office:value-type="float" office:value="0.009646747" calcext:value-type="float">
            <text:p>0.009646747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21418632" calcext:value-type="float">
            <text:p>0.0021418632</text:p>
          </table:table-cell>
          <table:table-cell office:value-type="float" office:value="0.0014670198" calcext:value-type="float">
            <text:p>0.0014670198</text:p>
          </table:table-cell>
          <table:table-cell office:value-type="float" office:value="0.000277904" calcext:value-type="float">
            <text:p>0.000277904</text:p>
          </table:table-cell>
          <table:table-cell office:value-type="float" office:value="0.0004555258" calcext:value-type="float">
            <text:p>0.000455525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907518" calcext:value-type="float">
            <text:p>0.0008907518</text:p>
          </table:table-cell>
          <table:table-cell office:value-type="float" office:value="0.0015240254" calcext:value-type="float">
            <text:p>0.0015240254</text:p>
          </table:table-cell>
          <table:table-cell office:value-type="float" office:value="0.0562757958" calcext:value-type="float">
            <text:p>0.0562757958</text:p>
          </table:table-cell>
          <table:table-cell office:value-type="float" office:value="0.0737687408" calcext:value-type="float">
            <text:p>0.073768740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907518" calcext:value-type="float">
            <text:p>0.0008907518</text:p>
          </table:table-cell>
          <table:table-cell office:value-type="float" office:value="0.0003148368" calcext:value-type="float">
            <text:p>0.0003148368</text:p>
          </table:table-cell>
          <table:table-cell office:value-type="float" office:value="0.0007671322" calcext:value-type="float">
            <text:p>0.0007671322</text:p>
          </table:table-cell>
          <table:table-cell office:value-type="float" office:value="0.0007239892" calcext:value-type="float">
            <text:p>0.000723989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099454" calcext:value-type="float">
            <text:p>0.021099454</text:p>
          </table:table-cell>
          <table:table-cell office:value-type="float" office:value="0.0144797368" calcext:value-type="float">
            <text:p>0.0144797368</text:p>
          </table:table-cell>
          <table:table-cell office:value-type="float" office:value="0.4314633322" calcext:value-type="float">
            <text:p>0.4314633322</text:p>
          </table:table-cell>
          <table:table-cell office:value-type="float" office:value="0.6088648012" calcext:value-type="float">
            <text:p>0.608864801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1099454" calcext:value-type="float">
            <text:p>0.021099454</text:p>
          </table:table-cell>
          <table:table-cell office:value-type="float" office:value="0.0001860482" calcext:value-type="float">
            <text:p>0.0001860482</text:p>
          </table:table-cell>
          <table:table-cell office:value-type="float" office:value="0.000276178" calcext:value-type="float">
            <text:p>0.000276178</text:p>
          </table:table-cell>
          <table:table-cell office:value-type="float" office:value="0.0002480998" calcext:value-type="float">
            <text:p>0.000248099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797378558" calcext:value-type="float">
            <text:p>0.0797378558</text:p>
          </table:table-cell>
          <table:table-cell office:value-type="float" office:value="0.0709166616" calcext:value-type="float">
            <text:p>0.0709166616</text:p>
          </table:table-cell>
          <table:table-cell office:value-type="float" office:value="3.3452637952" calcext:value-type="float">
            <text:p>3.3452637952</text:p>
          </table:table-cell>
          <table:table-cell office:value-type="float" office:value="7.9007916746" calcext:value-type="float">
            <text:p>7.900791674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797378558" calcext:value-type="float">
            <text:p>0.0797378558</text:p>
          </table:table-cell>
          <table:table-cell office:value-type="float" office:value="0.0003323856" calcext:value-type="float">
            <text:p>0.0003323856</text:p>
          </table:table-cell>
          <table:table-cell office:value-type="float" office:value="0.0001383746" calcext:value-type="float">
            <text:p>0.0001383746</text:p>
          </table:table-cell>
          <table:table-cell office:value-type="float" office:value="0.0001383514" calcext:value-type="float">
            <text:p>0.000138351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8687322844" calcext:value-type="float">
            <text:p>2.8687322844</text:p>
          </table:table-cell>
          <table:table-cell office:value-type="float" office:value="0.5032027118" calcext:value-type="float">
            <text:p>0.5032027118</text:p>
          </table:table-cell>
          <table:table-cell office:value-type="float" office:value="22.1913169848" calcext:value-type="float">
            <text:p>22.1913169848</text:p>
          </table:table-cell>
          <table:table-cell office:value-type="float" office:value="81.6995798332" calcext:value-type="float">
            <text:p>81.699579833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8687322844" calcext:value-type="float">
            <text:p>2.8687322844</text:p>
          </table:table-cell>
          <table:table-cell office:value-type="float" office:value="0.0020491472" calcext:value-type="float">
            <text:p>0.0020491472</text:p>
          </table:table-cell>
          <table:table-cell office:value-type="float" office:value="0.00020847" calcext:value-type="float">
            <text:p>0.00020847</text:p>
          </table:table-cell>
          <table:table-cell office:value-type="float" office:value="0.0001386002" calcext:value-type="float">
            <text:p>0.000138600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62336322" calcext:value-type="float">
            <text:p>0.0062336322</text:p>
          </table:table-cell>
          <table:table-cell office:value-type="float" office:value="0.007843444" calcext:value-type="float">
            <text:p>0.007843444</text:p>
          </table:table-cell>
          <table:table-cell office:value-type="float" office:value="0.0051909036" calcext:value-type="float">
            <text:p>0.0051909036</text:p>
          </table:table-cell>
          <table:table-cell office:value-type="float" office:value="0.0045964706" calcext:value-type="float">
            <text:p>0.004596470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62336322" calcext:value-type="float">
            <text:p>0.0062336322</text:p>
          </table:table-cell>
          <table:table-cell office:value-type="float" office:value="0.0095194562" calcext:value-type="float">
            <text:p>0.0095194562</text:p>
          </table:table-cell>
          <table:table-cell office:value-type="float" office:value="0.0127190004" calcext:value-type="float">
            <text:p>0.0127190004</text:p>
          </table:table-cell>
          <table:table-cell office:value-type="float" office:value="0.0080490132" calcext:value-type="float">
            <text:p>0.008049013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110546502" calcext:value-type="float">
            <text:p>0.0110546502</text:p>
          </table:table-cell>
          <table:table-cell office:value-type="float" office:value="0.0146217096" calcext:value-type="float">
            <text:p>0.0146217096</text:p>
          </table:table-cell>
          <table:table-cell office:value-type="float" office:value="0.0130654408" calcext:value-type="float">
            <text:p>0.0130654408</text:p>
          </table:table-cell>
          <table:table-cell office:value-type="float" office:value="0.0124011432" calcext:value-type="float">
            <text:p>0.012401143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110546502" calcext:value-type="float">
            <text:p>0.0110546502</text:p>
          </table:table-cell>
          <table:table-cell office:value-type="float" office:value="0.0430104438" calcext:value-type="float">
            <text:p>0.0430104438</text:p>
          </table:table-cell>
          <table:table-cell office:value-type="float" office:value="0.0520196836" calcext:value-type="float">
            <text:p>0.0520196836</text:p>
          </table:table-cell>
          <table:table-cell office:value-type="float" office:value="0.0527459948" calcext:value-type="float">
            <text:p>0.052745994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34726064" calcext:value-type="float">
            <text:p>0.0834726064</text:p>
          </table:table-cell>
          <table:table-cell office:value-type="float" office:value="0.092721329" calcext:value-type="float">
            <text:p>0.092721329</text:p>
          </table:table-cell>
          <table:table-cell office:value-type="float" office:value="0.144565201" calcext:value-type="float">
            <text:p>0.144565201</text:p>
          </table:table-cell>
          <table:table-cell office:value-type="float" office:value="0.1476596408" calcext:value-type="float">
            <text:p>0.147659640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34726064" calcext:value-type="float">
            <text:p>0.0834726064</text:p>
          </table:table-cell>
          <table:table-cell office:value-type="float" office:value="0.2014001474" calcext:value-type="float">
            <text:p>0.2014001474</text:p>
          </table:table-cell>
          <table:table-cell office:value-type="float" office:value="0.4481157474" calcext:value-type="float">
            <text:p>0.4481157474</text:p>
          </table:table-cell>
          <table:table-cell office:value-type="float" office:value="0.5865020804" calcext:value-type="float">
            <text:p>0.586502080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296929442" calcext:value-type="float">
            <text:p>0.9296929442</text:p>
          </table:table-cell>
          <table:table-cell office:value-type="float" office:value="1.0938523894" calcext:value-type="float">
            <text:p>1.0938523894</text:p>
          </table:table-cell>
          <table:table-cell office:value-type="float" office:value="2.1695311708" calcext:value-type="float">
            <text:p>2.1695311708</text:p>
          </table:table-cell>
          <table:table-cell office:value-type="float" office:value="3.0969103152" calcext:value-type="float">
            <text:p>3.096910315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296929442" calcext:value-type="float">
            <text:p>0.9296929442</text:p>
          </table:table-cell>
          <table:table-cell office:value-type="float" office:value="2.3481515578" calcext:value-type="float">
            <text:p>2.3481515578</text:p>
          </table:table-cell>
          <table:table-cell office:value-type="float" office:value="5.8541017088" calcext:value-type="float">
            <text:p>5.8541017088</text:p>
          </table:table-cell>
          <table:table-cell office:value-type="float" office:value="7.1072980888" calcext:value-type="float">
            <text:p>7.107298088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.8701473214" calcext:value-type="float">
            <text:p>12.8701473214</text:p>
          </table:table-cell>
          <table:table-cell office:value-type="float" office:value="21.6827284288" calcext:value-type="float">
            <text:p>21.6827284288</text:p>
          </table:table-cell>
          <table:table-cell office:value-type="float" office:value="28.361422612" calcext:value-type="float">
            <text:p>28.361422612</text:p>
          </table:table-cell>
          <table:table-cell office:value-type="float" office:value="34.8476879826" calcext:value-type="float">
            <text:p>34.847687982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.8701473214" calcext:value-type="float">
            <text:p>12.8701473214</text:p>
          </table:table-cell>
          <table:table-cell office:value-type="float" office:value="14.5167434892" calcext:value-type="float">
            <text:p>14.5167434892</text:p>
          </table:table-cell>
          <table:table-cell office:value-type="float" office:value="55.8138176746" calcext:value-type="float">
            <text:p>55.8138176746</text:p>
          </table:table-cell>
          <table:table-cell office:value-type="float" office:value="66.6188754096" calcext:value-type="float">
            <text:p>66.618875409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10635576" calcext:value-type="float">
            <text:p>0.0010635576</text:p>
          </table:table-cell>
          <table:table-cell office:value-type="float" office:value="0.0039438674" calcext:value-type="float">
            <text:p>0.0039438674</text:p>
          </table:table-cell>
          <table:table-cell office:value-type="float" office:value="0.0070798244" calcext:value-type="float">
            <text:p>0.0070798244</text:p>
          </table:table-cell>
          <table:table-cell office:value-type="float" office:value="0.0056494324" calcext:value-type="float">
            <text:p>0.005649432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10635576" calcext:value-type="float">
            <text:p>0.0010635576</text:p>
          </table:table-cell>
          <table:table-cell office:value-type="float" office:value="0.000854674" calcext:value-type="float">
            <text:p>0.000854674</text:p>
          </table:table-cell>
          <table:table-cell office:value-type="float" office:value="0.0005525278" calcext:value-type="float">
            <text:p>0.0005525278</text:p>
          </table:table-cell>
          <table:table-cell office:value-type="float" office:value="0.0006107654" calcext:value-type="float">
            <text:p>0.000610765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585502" calcext:value-type="float">
            <text:p>0.0020585502</text:p>
          </table:table-cell>
          <table:table-cell office:value-type="float" office:value="0.0123164678" calcext:value-type="float">
            <text:p>0.0123164678</text:p>
          </table:table-cell>
          <table:table-cell office:value-type="float" office:value="0.013128939" calcext:value-type="float">
            <text:p>0.013128939</text:p>
          </table:table-cell>
          <table:table-cell office:value-type="float" office:value="0.0262647476" calcext:value-type="float">
            <text:p>0.026264747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20585502" calcext:value-type="float">
            <text:p>0.0020585502</text:p>
          </table:table-cell>
          <table:table-cell office:value-type="float" office:value="0.0043891898" calcext:value-type="float">
            <text:p>0.0043891898</text:p>
          </table:table-cell>
          <table:table-cell office:value-type="float" office:value="0.0041815056" calcext:value-type="float">
            <text:p>0.0041815056</text:p>
          </table:table-cell>
          <table:table-cell office:value-type="float" office:value="0.0032183606" calcext:value-type="float">
            <text:p>0.003218360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86909914" calcext:value-type="float">
            <text:p>0.0086909914</text:p>
          </table:table-cell>
          <table:table-cell office:value-type="float" office:value="0.034287221" calcext:value-type="float">
            <text:p>0.034287221</text:p>
          </table:table-cell>
          <table:table-cell office:value-type="float" office:value="0.0965756544" calcext:value-type="float">
            <text:p>0.0965756544</text:p>
          </table:table-cell>
          <table:table-cell office:value-type="float" office:value="0.3272299288" calcext:value-type="float">
            <text:p>0.327229928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86909914" calcext:value-type="float">
            <text:p>0.0086909914</text:p>
          </table:table-cell>
          <table:table-cell office:value-type="float" office:value="0.0059196838" calcext:value-type="float">
            <text:p>0.0059196838</text:p>
          </table:table-cell>
          <table:table-cell office:value-type="float" office:value="0.0039902522" calcext:value-type="float">
            <text:p>0.0039902522</text:p>
          </table:table-cell>
          <table:table-cell office:value-type="float" office:value="0.0034402982" calcext:value-type="float">
            <text:p>0.003440298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384469456" calcext:value-type="float">
            <text:p>0.1384469456</text:p>
          </table:table-cell>
          <table:table-cell office:value-type="float" office:value="0.3241239448" calcext:value-type="float">
            <text:p>0.3241239448</text:p>
          </table:table-cell>
          <table:table-cell office:value-type="float" office:value="1.0952233574" calcext:value-type="float">
            <text:p>1.0952233574</text:p>
          </table:table-cell>
          <table:table-cell office:value-type="float" office:value="5.2860662798" calcext:value-type="float">
            <text:p>5.286066279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384469456" calcext:value-type="float">
            <text:p>0.1384469456</text:p>
          </table:table-cell>
          <table:table-cell office:value-type="float" office:value="0.0392018802" calcext:value-type="float">
            <text:p>0.0392018802</text:p>
          </table:table-cell>
          <table:table-cell office:value-type="float" office:value="0.0248667516" calcext:value-type="float">
            <text:p>0.0248667516</text:p>
          </table:table-cell>
          <table:table-cell office:value-type="float" office:value="0.02485829" calcext:value-type="float">
            <text:p>0.02485829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4603301086" calcext:value-type="float">
            <text:p>8.4603301086</text:p>
          </table:table-cell>
          <table:table-cell office:value-type="float" office:value="5.9954954088" calcext:value-type="float">
            <text:p>5.9954954088</text:p>
          </table:table-cell>
          <table:table-cell office:value-type="float" office:value="7.3741461942" calcext:value-type="float">
            <text:p>7.3741461942</text:p>
          </table:table-cell>
          <table:table-cell office:value-type="float" office:value="64.3543821248" calcext:value-type="float">
            <text:p>64.354382124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4603301086" calcext:value-type="float">
            <text:p>8.4603301086</text:p>
          </table:table-cell>
          <table:table-cell office:value-type="float" office:value="0.6324028706" calcext:value-type="float">
            <text:p>0.6324028706</text:p>
          </table:table-cell>
          <table:table-cell office:value-type="float" office:value="0.464732865" calcext:value-type="float">
            <text:p>0.464732865</text:p>
          </table:table-cell>
          <table:table-cell office:value-type="float" office:value="0.5983125082" calcext:value-type="float">
            <text:p>0.598312508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2767367" calcext:value-type="float">
            <text:p>0.002767367</text:p>
          </table:table-cell>
          <table:table-cell office:value-type="float" office:value="0.0406263688" calcext:value-type="float">
            <text:p>0.0406263688</text:p>
          </table:table-cell>
          <table:table-cell office:value-type="float" office:value="0.063122565" calcext:value-type="float">
            <text:p>0.063122565</text:p>
          </table:table-cell>
          <table:table-cell office:value-type="float" office:value="0.0351551654" calcext:value-type="float">
            <text:p>0.035155165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2767367" calcext:value-type="float">
            <text:p>0.002767367</text:p>
          </table:table-cell>
          <table:table-cell office:value-type="float" office:value="0.001995989" calcext:value-type="float">
            <text:p>0.001995989</text:p>
          </table:table-cell>
          <table:table-cell office:value-type="float" office:value="0.0007855376" calcext:value-type="float">
            <text:p>0.0007855376</text:p>
          </table:table-cell>
          <table:table-cell office:value-type="float" office:value="0.0006692796" calcext:value-type="float">
            <text:p>0.000669279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927088" calcext:value-type="float">
            <text:p>0.0030927088</text:p>
          </table:table-cell>
          <table:table-cell office:value-type="float" office:value="0.0130206398" calcext:value-type="float">
            <text:p>0.0130206398</text:p>
          </table:table-cell>
          <table:table-cell office:value-type="float" office:value="0.0675133784" calcext:value-type="float">
            <text:p>0.0675133784</text:p>
          </table:table-cell>
          <table:table-cell office:value-type="float" office:value="0.0649112186" calcext:value-type="float">
            <text:p>0.064911218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0927088" calcext:value-type="float">
            <text:p>0.0030927088</text:p>
          </table:table-cell>
          <table:table-cell office:value-type="float" office:value="0.0019107788" calcext:value-type="float">
            <text:p>0.0019107788</text:p>
          </table:table-cell>
          <table:table-cell office:value-type="float" office:value="0.0011969964" calcext:value-type="float">
            <text:p>0.0011969964</text:p>
          </table:table-cell>
          <table:table-cell office:value-type="float" office:value="0.0011857966" calcext:value-type="float">
            <text:p>0.001185796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3112474" calcext:value-type="float">
            <text:p>0.0313112474</text:p>
          </table:table-cell>
          <table:table-cell office:value-type="float" office:value="0.1585024096" calcext:value-type="float">
            <text:p>0.1585024096</text:p>
          </table:table-cell>
          <table:table-cell office:value-type="float" office:value="0.428503224" calcext:value-type="float">
            <text:p>0.428503224</text:p>
          </table:table-cell>
          <table:table-cell office:value-type="float" office:value="0.4273308838" calcext:value-type="float">
            <text:p>0.427330883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13112474" calcext:value-type="float">
            <text:p>0.0313112474</text:p>
          </table:table-cell>
          <table:table-cell office:value-type="float" office:value="0.0031808256" calcext:value-type="float">
            <text:p>0.0031808256</text:p>
          </table:table-cell>
          <table:table-cell office:value-type="float" office:value="0.0015466708" calcext:value-type="float">
            <text:p>0.0015466708</text:p>
          </table:table-cell>
          <table:table-cell office:value-type="float" office:value="0.0015210404" calcext:value-type="float">
            <text:p>0.001521040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307750484" calcext:value-type="float">
            <text:p>0.2307750484</text:p>
          </table:table-cell>
          <table:table-cell office:value-type="float" office:value="3.5682855176" calcext:value-type="float">
            <text:p>3.5682855176</text:p>
          </table:table-cell>
          <table:table-cell office:value-type="float" office:value="4.4404423712" calcext:value-type="float">
            <text:p>4.4404423712</text:p>
          </table:table-cell>
          <table:table-cell office:value-type="float" office:value="4.9911596426" calcext:value-type="float">
            <text:p>4.991159642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2307750484" calcext:value-type="float">
            <text:p>0.2307750484</text:p>
          </table:table-cell>
          <table:table-cell office:value-type="float" office:value="0.0026930378" calcext:value-type="float">
            <text:p>0.0026930378</text:p>
          </table:table-cell>
          <table:table-cell office:value-type="float" office:value="0.0007774972" calcext:value-type="float">
            <text:p>0.0007774972</text:p>
          </table:table-cell>
          <table:table-cell office:value-type="float" office:value="0.0007917948" calcext:value-type="float">
            <text:p>0.000791794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87309902" calcext:value-type="float">
            <text:p>3.1487309902</text:p>
          </table:table-cell>
          <table:table-cell office:value-type="float" office:value="23.6212302644" calcext:value-type="float">
            <text:p>23.6212302644</text:p>
          </table:table-cell>
          <table:table-cell office:value-type="float" office:value="59.4741898908" calcext:value-type="float">
            <text:p>59.4741898908</text:p>
          </table:table-cell>
          <table:table-cell office:value-type="float" office:value="66.99856424" calcext:value-type="float">
            <text:p>66.9985642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87309902" calcext:value-type="float">
            <text:p>3.1487309902</text:p>
          </table:table-cell>
          <table:table-cell office:value-type="float" office:value="0.004458216" calcext:value-type="float">
            <text:p>0.004458216</text:p>
          </table:table-cell>
          <table:table-cell office:value-type="float" office:value="0.0010517892" calcext:value-type="float">
            <text:p>0.0010517892</text:p>
          </table:table-cell>
          <table:table-cell office:value-type="float" office:value="0.0009595138" calcext:value-type="float">
            <text:p>0.0009595138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21424" calcext:value-type="float">
            <text:p>2.1424E-05</text:p>
          </table:table-cell>
          <table:table-cell office:value-type="float" office:value="0.0048882174" calcext:value-type="float">
            <text:p>0.0048882174</text:p>
          </table:table-cell>
          <table:table-cell office:value-type="float" office:value="0.0007832426" calcext:value-type="float">
            <text:p>0.0007832426</text:p>
          </table:table-cell>
          <table:table-cell office:value-type="float" office:value="0.0007215846" calcext:value-type="float">
            <text:p>0.000721584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21424" calcext:value-type="float">
            <text:p>2.1424E-05</text:p>
          </table:table-cell>
          <table:table-cell office:value-type="float" office:value="0.0053544438" calcext:value-type="float">
            <text:p>0.0053544438</text:p>
          </table:table-cell>
          <table:table-cell office:value-type="float" office:value="0.0054960072" calcext:value-type="float">
            <text:p>0.0054960072</text:p>
          </table:table-cell>
          <table:table-cell office:value-type="float" office:value="0.005324393" calcext:value-type="float">
            <text:p>0.00532439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373" calcext:value-type="float">
            <text:p>0.000158373</text:p>
          </table:table-cell>
          <table:table-cell office:value-type="float" office:value="0.0077202656" calcext:value-type="float">
            <text:p>0.0077202656</text:p>
          </table:table-cell>
          <table:table-cell office:value-type="float" office:value="0.007713771" calcext:value-type="float">
            <text:p>0.007713771</text:p>
          </table:table-cell>
          <table:table-cell office:value-type="float" office:value="0.0084906024" calcext:value-type="float">
            <text:p>0.008490602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373" calcext:value-type="float">
            <text:p>0.000158373</text:p>
          </table:table-cell>
          <table:table-cell office:value-type="float" office:value="0.018986297" calcext:value-type="float">
            <text:p>0.018986297</text:p>
          </table:table-cell>
          <table:table-cell office:value-type="float" office:value="0.0131883098" calcext:value-type="float">
            <text:p>0.0131883098</text:p>
          </table:table-cell>
          <table:table-cell office:value-type="float" office:value="0.0198236118" calcext:value-type="float">
            <text:p>0.0198236118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583606" calcext:value-type="float">
            <text:p>0.0009583606</text:p>
          </table:table-cell>
          <table:table-cell office:value-type="float" office:value="0.0517752682" calcext:value-type="float">
            <text:p>0.0517752682</text:p>
          </table:table-cell>
          <table:table-cell office:value-type="float" office:value="0.0628677598" calcext:value-type="float">
            <text:p>0.0628677598</text:p>
          </table:table-cell>
          <table:table-cell office:value-type="float" office:value="0.0744252566" calcext:value-type="float">
            <text:p>0.074425256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583606" calcext:value-type="float">
            <text:p>0.0009583606</text:p>
          </table:table-cell>
          <table:table-cell office:value-type="float" office:value="0.149519697" calcext:value-type="float">
            <text:p>0.149519697</text:p>
          </table:table-cell>
          <table:table-cell office:value-type="float" office:value="0.239252482" calcext:value-type="float">
            <text:p>0.239252482</text:p>
          </table:table-cell>
          <table:table-cell office:value-type="float" office:value="0.1949263852" calcext:value-type="float">
            <text:p>0.194926385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70934282" calcext:value-type="float">
            <text:p>0.0070934282</text:p>
          </table:table-cell>
          <table:table-cell office:value-type="float" office:value="0.6385734942" calcext:value-type="float">
            <text:p>0.6385734942</text:p>
          </table:table-cell>
          <table:table-cell office:value-type="float" office:value="0.6837350202" calcext:value-type="float">
            <text:p>0.6837350202</text:p>
          </table:table-cell>
          <table:table-cell office:value-type="float" office:value="0.936120544" calcext:value-type="float">
            <text:p>0.93612054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70934282" calcext:value-type="float">
            <text:p>0.0070934282</text:p>
          </table:table-cell>
          <table:table-cell office:value-type="float" office:value="1.5794002038" calcext:value-type="float">
            <text:p>1.5794002038</text:p>
          </table:table-cell>
          <table:table-cell office:value-type="float" office:value="1.8290136416" calcext:value-type="float">
            <text:p>1.8290136416</text:p>
          </table:table-cell>
          <table:table-cell office:value-type="float" office:value="1.6077791676" calcext:value-type="float">
            <text:p>1.607779167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69111652" calcext:value-type="float">
            <text:p>0.0769111652</text:p>
          </table:table-cell>
          <table:table-cell office:value-type="float" office:value="11.0342923052" calcext:value-type="float">
            <text:p>11.0342923052</text:p>
          </table:table-cell>
          <table:table-cell office:value-type="float" office:value="11.4664141404" calcext:value-type="float">
            <text:p>11.4664141404</text:p>
          </table:table-cell>
          <table:table-cell office:value-type="float" office:value="14.5916685172" calcext:value-type="float">
            <text:p>14.591668517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69111652" calcext:value-type="float">
            <text:p>0.0769111652</text:p>
          </table:table-cell>
          <table:table-cell office:value-type="float" office:value="10.3835118072" calcext:value-type="float">
            <text:p>10.3835118072</text:p>
          </table:table-cell>
          <table:table-cell office:value-type="float" office:value="20.4952409088" calcext:value-type="float">
            <text:p>20.4952409088</text:p>
          </table:table-cell>
          <table:table-cell office:value-type="float" office:value="20.4323136236" calcext:value-type="float">
            <text:p>20.4323136236</text:p>
          </table:table-cell>
        </table:table-row>
      </table:table>
      <table:table table:name="Load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Load.B1:Load.F1 Load.A2:Load.A2 Load.B2:Load.F2 Load.A3:Load.A3 Load.B3:Load.F3 Load.A4:Load.A4 Load.B4:Load.F4 Load.A5:Load.A5 Load.B5:Load.F5 Load.A6:Load.A6 Load.B6:Load.F6 Load.A7:Load.A7 Load.B7:Load.F7 Load.A8:Load.A8 Load.B8:Load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office:value-type="string" calcext:value-type="string">
            <text:p>'10^3</text:p>
          </table:table-cell>
          <table:table-cell office:value-type="string" calcext:value-type="string">
            <text:p>'10^4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D$2]" office:value-type="float" office:value="0.0000589748" calcext:value-type="float">
            <text:p>5.89748E-05</text:p>
          </table:table-cell>
          <table:table-cell table:formula="of:=[$Summary.$D$4]" office:value-type="float" office:value="0.0001550522" calcext:value-type="float">
            <text:p>0.0001550522</text:p>
          </table:table-cell>
          <table:table-cell table:formula="of:=[$Summary.$D$6]" office:value-type="float" office:value="0.0008640346" calcext:value-type="float">
            <text:p>0.0008640346</text:p>
          </table:table-cell>
          <table:table-cell table:formula="of:=[$Summary.$D$8]" office:value-type="float" office:value="0.0090013666" calcext:value-type="float">
            <text:p>0.0090013666</text:p>
          </table:table-cell>
          <table:table-cell table:formula="of:=[$Summary.$D$10]" office:value-type="float" office:value="0.0807904296" calcext:value-type="float">
            <text:p>0.0807904296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D$12]" office:value-type="float" office:value="0.0021171754" calcext:value-type="float">
            <text:p>0.0021171754</text:p>
          </table:table-cell>
          <table:table-cell table:formula="of:=[$Summary.$D$14]" office:value-type="float" office:value="0.0008677622" calcext:value-type="float">
            <text:p>0.0008677622</text:p>
          </table:table-cell>
          <table:table-cell table:formula="of:=[$Summary.$D$16]" office:value-type="float" office:value="0.0048323902" calcext:value-type="float">
            <text:p>0.0048323902</text:p>
          </table:table-cell>
          <table:table-cell table:formula="of:=[$Summary.$D$18]" office:value-type="float" office:value="0.0685142586" calcext:value-type="float">
            <text:p>0.0685142586</text:p>
          </table:table-cell>
          <table:table-cell table:formula="of:=[$Summary.$D$20]" office:value-type="float" office:value="3.025778768" calcext:value-type="float">
            <text:p>3.025778768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D$22]" office:value-type="float" office:value="0.0021418632" calcext:value-type="float">
            <text:p>0.0021418632</text:p>
          </table:table-cell>
          <table:table-cell table:formula="of:=[$Summary.$D$24]" office:value-type="float" office:value="0.0008907518" calcext:value-type="float">
            <text:p>0.0008907518</text:p>
          </table:table-cell>
          <table:table-cell table:formula="of:=[$Summary.$D$26]" office:value-type="float" office:value="0.021099454" calcext:value-type="float">
            <text:p>0.021099454</text:p>
          </table:table-cell>
          <table:table-cell table:formula="of:=[$Summary.$D$28]" office:value-type="float" office:value="0.0797378558" calcext:value-type="float">
            <text:p>0.0797378558</text:p>
          </table:table-cell>
          <table:table-cell table:formula="of:=[$Summary.$D$30]" office:value-type="float" office:value="2.8687322844" calcext:value-type="float">
            <text:p>2.8687322844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D$32]" office:value-type="float" office:value="0.0062336322" calcext:value-type="float">
            <text:p>0.0062336322</text:p>
          </table:table-cell>
          <table:table-cell table:formula="of:=[$Summary.$D$34]" office:value-type="float" office:value="0.0110546502" calcext:value-type="float">
            <text:p>0.0110546502</text:p>
          </table:table-cell>
          <table:table-cell table:formula="of:=[$Summary.$D$36]" office:value-type="float" office:value="0.0834726064" calcext:value-type="float">
            <text:p>0.0834726064</text:p>
          </table:table-cell>
          <table:table-cell table:formula="of:=[$Summary.$D$38]" office:value-type="float" office:value="0.9296929442" calcext:value-type="float">
            <text:p>0.9296929442</text:p>
          </table:table-cell>
          <table:table-cell table:formula="of:=[$Summary.$D$40]" office:value-type="float" office:value="12.8701473214" calcext:value-type="float">
            <text:p>12.8701473214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D$42]" office:value-type="float" office:value="0.0010635576" calcext:value-type="float">
            <text:p>0.0010635576</text:p>
          </table:table-cell>
          <table:table-cell table:formula="of:=[$Summary.$D$44]" office:value-type="float" office:value="0.0020585502" calcext:value-type="float">
            <text:p>0.0020585502</text:p>
          </table:table-cell>
          <table:table-cell table:formula="of:=[$Summary.$D$46]" office:value-type="float" office:value="0.0086909914" calcext:value-type="float">
            <text:p>0.0086909914</text:p>
          </table:table-cell>
          <table:table-cell table:formula="of:=[$Summary.$D$48]" office:value-type="float" office:value="0.1384469456" calcext:value-type="float">
            <text:p>0.1384469456</text:p>
          </table:table-cell>
          <table:table-cell table:formula="of:=[$Summary.$D$50]" office:value-type="float" office:value="8.4603301086" calcext:value-type="float">
            <text:p>8.4603301086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D$52]" office:value-type="float" office:value="0.002767367" calcext:value-type="float">
            <text:p>0.002767367</text:p>
          </table:table-cell>
          <table:table-cell table:formula="of:=[$Summary.$D$54]" office:value-type="float" office:value="0.0030927088" calcext:value-type="float">
            <text:p>0.0030927088</text:p>
          </table:table-cell>
          <table:table-cell table:formula="of:=[$Summary.$D$56]" office:value-type="float" office:value="0.0313112474" calcext:value-type="float">
            <text:p>0.0313112474</text:p>
          </table:table-cell>
          <table:table-cell table:formula="of:=[$Summary.$D$58]" office:value-type="float" office:value="0.2307750484" calcext:value-type="float">
            <text:p>0.2307750484</text:p>
          </table:table-cell>
          <table:table-cell table:formula="of:=[$Summary.$D$60]" office:value-type="float" office:value="3.1487309902" calcext:value-type="float">
            <text:p>3.1487309902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D$62]" office:value-type="float" office:value="0.000021424" calcext:value-type="float">
            <text:p>2.1424E-05</text:p>
          </table:table-cell>
          <table:table-cell table:formula="of:=[$Summary.$D$64]" office:value-type="float" office:value="0.000158373" calcext:value-type="float">
            <text:p>0.000158373</text:p>
          </table:table-cell>
          <table:table-cell table:formula="of:=[$Summary.$D$66]" office:value-type="float" office:value="0.0009583606" calcext:value-type="float">
            <text:p>0.0009583606</text:p>
          </table:table-cell>
          <table:table-cell table:formula="of:=[$Summary.$D$68]" office:value-type="float" office:value="0.0070934282" calcext:value-type="float">
            <text:p>0.0070934282</text:p>
          </table:table-cell>
          <table:table-cell table:formula="of:=[$Summary.$D$70]" office:value-type="float" office:value="0.0769111652" calcext:value-type="float">
            <text:p>0.0769111652</text:p>
          </table:table-cell>
        </table:table-row>
      </table:table>
      <table:table table:name="Query_Complete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Query_Complete.B1:Query_Complete.F1 Query_Complete.A2:Query_Complete.A2 Query_Complete.B2:Query_Complete.F2 Query_Complete.A3:Query_Complete.A3 Query_Complete.B3:Query_Complete.F3 Query_Complete.A4:Query_Complete.A4 Query_Complete.B4:Query_Complete.F4 Query_Complete.A5:Query_Complete.A5 Query_Complete.B5:Query_Complete.F5 Query_Complete.A6:Query_Complete.A6 Query_Complete.B6:Query_Complete.F6 Query_Complete.A7:Query_Complete.A7 Query_Complete.B7:Query_Complete.F7 Query_Complete.A8:Query_Complete.A8 Query_Complete.B8:Query_Complete.F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office:value-type="string" calcext:value-type="string">
            <text:p>'10^3</text:p>
          </table:table-cell>
          <table:table-cell office:value-type="string" calcext:value-type="string">
            <text:p>'10^4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E$2]" office:value-type="float" office:value="0.0054965496" calcext:value-type="float">
            <text:p>0.0054965496</text:p>
          </table:table-cell>
          <table:table-cell table:formula="of:=[$Summary.$E$4]" office:value-type="float" office:value="0.0056184554" calcext:value-type="float">
            <text:p>0.0056184554</text:p>
          </table:table-cell>
          <table:table-cell table:formula="of:=[$Summary.$E$6]" office:value-type="float" office:value="0.0399958786" calcext:value-type="float">
            <text:p>0.0399958786</text:p>
          </table:table-cell>
          <table:table-cell table:formula="of:=[$Summary.$E$8]" office:value-type="float" office:value="0.4607346748" calcext:value-type="float">
            <text:p>0.4607346748</text:p>
          </table:table-cell>
          <table:table-cell table:formula="of:=[$Summary.$E$10]" office:value-type="float" office:value="8.5281082286" calcext:value-type="float">
            <text:p>8.5281082286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E$12]" office:value-type="float" office:value="0.0039010896" calcext:value-type="float">
            <text:p>0.0039010896</text:p>
          </table:table-cell>
          <table:table-cell table:formula="of:=[$Summary.$E$14]" office:value-type="float" office:value="0.0013938316" calcext:value-type="float">
            <text:p>0.0013938316</text:p>
          </table:table-cell>
          <table:table-cell table:formula="of:=[$Summary.$E$16]" office:value-type="float" office:value="0.0114836032" calcext:value-type="float">
            <text:p>0.0114836032</text:p>
          </table:table-cell>
          <table:table-cell table:formula="of:=[$Summary.$E$18]" office:value-type="float" office:value="0.0644257306" calcext:value-type="float">
            <text:p>0.0644257306</text:p>
          </table:table-cell>
          <table:table-cell table:formula="of:=[$Summary.$E$20]" office:value-type="float" office:value="0.4867622066" calcext:value-type="float">
            <text:p>0.4867622066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E$22]" office:value-type="float" office:value="0.0008973102" calcext:value-type="float">
            <text:p>0.0008973102</text:p>
          </table:table-cell>
          <table:table-cell table:formula="of:=[$Summary.$E$24]" office:value-type="float" office:value="0.0015240254" calcext:value-type="float">
            <text:p>0.0015240254</text:p>
          </table:table-cell>
          <table:table-cell table:formula="of:=[$Summary.$E$26]" office:value-type="float" office:value="0.0144797368" calcext:value-type="float">
            <text:p>0.0144797368</text:p>
          </table:table-cell>
          <table:table-cell table:formula="of:=[$Summary.$E$28]" office:value-type="float" office:value="0.0709166616" calcext:value-type="float">
            <text:p>0.0709166616</text:p>
          </table:table-cell>
          <table:table-cell table:formula="of:=[$Summary.$E$30]" office:value-type="float" office:value="0.5032027118" calcext:value-type="float">
            <text:p>0.5032027118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E$32]" office:value-type="float" office:value="0.007843444" calcext:value-type="float">
            <text:p>0.007843444</text:p>
          </table:table-cell>
          <table:table-cell table:formula="of:=[$Summary.$E$34]" office:value-type="float" office:value="0.0146217096" calcext:value-type="float">
            <text:p>0.0146217096</text:p>
          </table:table-cell>
          <table:table-cell table:formula="of:=[$Summary.$E$36]" office:value-type="float" office:value="0.092721329" calcext:value-type="float">
            <text:p>0.092721329</text:p>
          </table:table-cell>
          <table:table-cell table:formula="of:=[$Summary.$E$38]" office:value-type="float" office:value="1.0938523894" calcext:value-type="float">
            <text:p>1.0938523894</text:p>
          </table:table-cell>
          <table:table-cell table:formula="of:=[$Summary.$E$40]" office:value-type="float" office:value="21.6827284288" calcext:value-type="float">
            <text:p>21.6827284288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E$42]" office:value-type="float" office:value="0.0039438674" calcext:value-type="float">
            <text:p>0.0039438674</text:p>
          </table:table-cell>
          <table:table-cell table:formula="of:=[$Summary.$E$44]" office:value-type="float" office:value="0.0123164678" calcext:value-type="float">
            <text:p>0.0123164678</text:p>
          </table:table-cell>
          <table:table-cell table:formula="of:=[$Summary.$E$46]" office:value-type="float" office:value="0.034287221" calcext:value-type="float">
            <text:p>0.034287221</text:p>
          </table:table-cell>
          <table:table-cell table:formula="of:=[$Summary.$E$48]" office:value-type="float" office:value="0.3241239448" calcext:value-type="float">
            <text:p>0.3241239448</text:p>
          </table:table-cell>
          <table:table-cell table:formula="of:=[$Summary.$E$50]" office:value-type="float" office:value="5.9954954088" calcext:value-type="float">
            <text:p>5.9954954088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E$52]" office:value-type="float" office:value="0.0406263688" calcext:value-type="float">
            <text:p>0.0406263688</text:p>
          </table:table-cell>
          <table:table-cell table:formula="of:=[$Summary.$E$54]" office:value-type="float" office:value="0.0130206398" calcext:value-type="float">
            <text:p>0.0130206398</text:p>
          </table:table-cell>
          <table:table-cell table:formula="of:=[$Summary.$E$56]" office:value-type="float" office:value="0.1585024096" calcext:value-type="float">
            <text:p>0.1585024096</text:p>
          </table:table-cell>
          <table:table-cell table:formula="of:=[$Summary.$E$58]" office:value-type="float" office:value="3.5682855176" calcext:value-type="float">
            <text:p>3.5682855176</text:p>
          </table:table-cell>
          <table:table-cell table:formula="of:=[$Summary.$E$60]" office:value-type="float" office:value="23.6212302644" calcext:value-type="float">
            <text:p>23.6212302644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E$62]" office:value-type="float" office:value="0.0048882174" calcext:value-type="float">
            <text:p>0.0048882174</text:p>
          </table:table-cell>
          <table:table-cell table:formula="of:=[$Summary.$E$64]" office:value-type="float" office:value="0.0077202656" calcext:value-type="float">
            <text:p>0.0077202656</text:p>
          </table:table-cell>
          <table:table-cell table:formula="of:=[$Summary.$E$66]" office:value-type="float" office:value="0.0517752682" calcext:value-type="float">
            <text:p>0.0517752682</text:p>
          </table:table-cell>
          <table:table-cell table:formula="of:=[$Summary.$E$68]" office:value-type="float" office:value="0.6385734942" calcext:value-type="float">
            <text:p>0.6385734942</text:p>
          </table:table-cell>
          <table:table-cell table:formula="of:=[$Summary.$E$70]" office:value-type="float" office:value="11.0342923052" calcext:value-type="float">
            <text:p>11.0342923052</text:p>
          </table:table-cell>
        </table:table-row>
      </table:table>
      <table:table table:name="Query_HighCard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Query_HighCard.B1:Query_HighCard.F1 Query_HighCard.A2:Query_HighCard.A2 Query_HighCard.B2:Query_HighCard.F2 Query_HighCard.A3:Query_HighCard.A3 Query_HighCard.B3:Query_HighCard.F3 Query_HighCard.A4:Query_HighCard.A4 Query_HighCard.B4:Query_HighCard.F4 Query_HighCard.A5:Query_HighCard.A5 Query_HighCard.B5:Query_HighCard.F5 Query_HighCard.A6:Query_HighCard.A6 Query_HighCard.B6:Query_HighCard.F6 Query_HighCard.A7:Query_HighCard.A7 Query_HighCard.B7:Query_HighCard.F7 Query_HighCard.A8:Query_HighCard.A8 Query_HighCard.B8:Query_HighCard.F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office:value-type="string" calcext:value-type="string">
            <text:p>'10^3</text:p>
          </table:table-cell>
          <table:table-cell office:value-type="string" calcext:value-type="string">
            <text:p>'10^4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F$2]" office:value-type="float" office:value="0.0017126796" calcext:value-type="float">
            <text:p>0.0017126796</text:p>
          </table:table-cell>
          <table:table-cell table:formula="of:=[$Summary.$F$4]" office:value-type="float" office:value="0.0053078786" calcext:value-type="float">
            <text:p>0.0053078786</text:p>
          </table:table-cell>
          <table:table-cell table:formula="of:=[$Summary.$F$6]" office:value-type="float" office:value="0.0445743928" calcext:value-type="float">
            <text:p>0.0445743928</text:p>
          </table:table-cell>
          <table:table-cell table:formula="of:=[$Summary.$F$8]" office:value-type="float" office:value="0.5833742364" calcext:value-type="float">
            <text:p>0.5833742364</text:p>
          </table:table-cell>
          <table:table-cell table:formula="of:=[$Summary.$F$10]" office:value-type="float" office:value="8.753835667" calcext:value-type="float">
            <text:p>8.753835667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F$12]" office:value-type="float" office:value="0.0134170002" calcext:value-type="float">
            <text:p>0.0134170002</text:p>
          </table:table-cell>
          <table:table-cell table:formula="of:=[$Summary.$F$14]" office:value-type="float" office:value="0.0341127936" calcext:value-type="float">
            <text:p>0.0341127936</text:p>
          </table:table-cell>
          <table:table-cell table:formula="of:=[$Summary.$F$16]" office:value-type="float" office:value="0.4163291824" calcext:value-type="float">
            <text:p>0.4163291824</text:p>
          </table:table-cell>
          <table:table-cell table:formula="of:=[$Summary.$F$18]" office:value-type="float" office:value="3.159322579" calcext:value-type="float">
            <text:p>3.159322579</text:p>
          </table:table-cell>
          <table:table-cell table:formula="of:=[$Summary.$F$20]" office:value-type="float" office:value="22.4289587504" calcext:value-type="float">
            <text:p>22.4289587504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F$22]" office:value-type="float" office:value="0.0092890314" calcext:value-type="float">
            <text:p>0.0092890314</text:p>
          </table:table-cell>
          <table:table-cell table:formula="of:=[$Summary.$F$24]" office:value-type="float" office:value="0.0562757958" calcext:value-type="float">
            <text:p>0.0562757958</text:p>
          </table:table-cell>
          <table:table-cell table:formula="of:=[$Summary.$F$26]" office:value-type="float" office:value="0.4314633322" calcext:value-type="float">
            <text:p>0.4314633322</text:p>
          </table:table-cell>
          <table:table-cell table:formula="of:=[$Summary.$F$28]" office:value-type="float" office:value="3.3452637952" calcext:value-type="float">
            <text:p>3.3452637952</text:p>
          </table:table-cell>
          <table:table-cell table:formula="of:=[$Summary.$F$30]" office:value-type="float" office:value="22.1913169848" calcext:value-type="float">
            <text:p>22.1913169848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F$32]" office:value-type="float" office:value="0.0051909036" calcext:value-type="float">
            <text:p>0.0051909036</text:p>
          </table:table-cell>
          <table:table-cell table:formula="of:=[$Summary.$F$34]" office:value-type="float" office:value="0.0130654408" calcext:value-type="float">
            <text:p>0.0130654408</text:p>
          </table:table-cell>
          <table:table-cell table:formula="of:=[$Summary.$F$36]" office:value-type="float" office:value="0.144565201" calcext:value-type="float">
            <text:p>0.144565201</text:p>
          </table:table-cell>
          <table:table-cell table:formula="of:=[$Summary.$F$38]" office:value-type="float" office:value="2.1695311708" calcext:value-type="float">
            <text:p>2.1695311708</text:p>
          </table:table-cell>
          <table:table-cell table:formula="of:=[$Summary.$F$40]" office:value-type="float" office:value="28.361422612" calcext:value-type="float">
            <text:p>28.361422612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F$42]" office:value-type="float" office:value="0.0070798244" calcext:value-type="float">
            <text:p>0.0070798244</text:p>
          </table:table-cell>
          <table:table-cell table:formula="of:=[$Summary.$F$44]" office:value-type="float" office:value="0.013128939" calcext:value-type="float">
            <text:p>0.013128939</text:p>
          </table:table-cell>
          <table:table-cell table:formula="of:=[$Summary.$F$46]" office:value-type="float" office:value="0.0965756544" calcext:value-type="float">
            <text:p>0.0965756544</text:p>
          </table:table-cell>
          <table:table-cell table:formula="of:=[$Summary.$F$48]" office:value-type="float" office:value="1.0952233574" calcext:value-type="float">
            <text:p>1.0952233574</text:p>
          </table:table-cell>
          <table:table-cell table:formula="of:=[$Summary.$F$50]" office:value-type="float" office:value="7.3741461942" calcext:value-type="float">
            <text:p>7.3741461942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F$52]" office:value-type="float" office:value="0.063122565" calcext:value-type="float">
            <text:p>0.063122565</text:p>
          </table:table-cell>
          <table:table-cell table:formula="of:=[$Summary.$F$54]" office:value-type="float" office:value="0.0675133784" calcext:value-type="float">
            <text:p>0.0675133784</text:p>
          </table:table-cell>
          <table:table-cell table:formula="of:=[$Summary.$F$56]" office:value-type="float" office:value="0.428503224" calcext:value-type="float">
            <text:p>0.428503224</text:p>
          </table:table-cell>
          <table:table-cell table:formula="of:=[$Summary.$F$58]" office:value-type="float" office:value="4.4404423712" calcext:value-type="float">
            <text:p>4.4404423712</text:p>
          </table:table-cell>
          <table:table-cell table:formula="of:=[$Summary.$F$60]" office:value-type="float" office:value="59.4741898908" calcext:value-type="float">
            <text:p>59.4741898908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F$62]" office:value-type="float" office:value="0.0007832426" calcext:value-type="float">
            <text:p>0.0007832426</text:p>
          </table:table-cell>
          <table:table-cell table:formula="of:=[$Summary.$F$64]" office:value-type="float" office:value="0.007713771" calcext:value-type="float">
            <text:p>0.007713771</text:p>
          </table:table-cell>
          <table:table-cell table:formula="of:=[$Summary.$F$66]" office:value-type="float" office:value="0.0628677598" calcext:value-type="float">
            <text:p>0.0628677598</text:p>
          </table:table-cell>
          <table:table-cell table:formula="of:=[$Summary.$F$68]" office:value-type="float" office:value="0.6837350202" calcext:value-type="float">
            <text:p>0.6837350202</text:p>
          </table:table-cell>
          <table:table-cell table:formula="of:=[$Summary.$F$70]" office:value-type="float" office:value="11.4664141404" calcext:value-type="float">
            <text:p>11.4664141404</text:p>
          </table:table-cell>
        </table:table-row>
      </table:table>
      <table:table table:name="Query_LowCard" table:style-name="ta1">
        <office:forms form:automatic-focus="false" form:apply-design-mode="false"/>
        <table:shapes>
          <draw:frame draw:z-index="0" draw:style-name="gr1" draw:text-style-name="P1" svg:width="16.337cm" svg:height="9.805cm" svg:x="0.363cm" svg:y="4.366cm">
            <draw:object draw:notify-on-update-of-ranges="Query_LowCard.B1:Query_LowCard.F1 Query_LowCard.A2:Query_LowCard.A2 Query_LowCard.B2:Query_LowCard.F2 Query_LowCard.A3:Query_LowCard.A3 Query_LowCard.B3:Query_LowCard.F3 Query_LowCard.A4:Query_LowCard.A4 Query_LowCard.B4:Query_LowCard.F4 Query_LowCard.A5:Query_LowCard.A5 Query_LowCard.B5:Query_LowCard.F5 Query_LowCard.A6:Query_LowCard.A6 Query_LowCard.B6:Query_LowCard.F6 Query_LowCard.A7:Query_LowCard.A7 Query_LowCard.B7:Query_LowCard.F7 Query_LowCard.A8:Query_LowCard.A8 Query_LowCard.B8:Query_LowCard.F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office:value-type="string" calcext:value-type="string">
            <text:p>'10^3</text:p>
          </table:table-cell>
          <table:table-cell office:value-type="string" calcext:value-type="string">
            <text:p>'10^4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G$2]" office:value-type="float" office:value="0.0012863486" calcext:value-type="float">
            <text:p>0.0012863486</text:p>
          </table:table-cell>
          <table:table-cell table:formula="of:=[$Summary.$G$4]" office:value-type="float" office:value="0.005404823" calcext:value-type="float">
            <text:p>0.005404823</text:p>
          </table:table-cell>
          <table:table-cell table:formula="of:=[$Summary.$G$6]" office:value-type="float" office:value="0.0593923146" calcext:value-type="float">
            <text:p>0.0593923146</text:p>
          </table:table-cell>
          <table:table-cell table:formula="of:=[$Summary.$G$8]" office:value-type="float" office:value="0.8246709398" calcext:value-type="float">
            <text:p>0.8246709398</text:p>
          </table:table-cell>
          <table:table-cell table:formula="of:=[$Summary.$G$10]" office:value-type="float" office:value="11.8518316778" calcext:value-type="float">
            <text:p>11.8518316778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G$12]" office:value-type="float" office:value="0.0119323504" calcext:value-type="float">
            <text:p>0.0119323504</text:p>
          </table:table-cell>
          <table:table-cell table:formula="of:=[$Summary.$G$14]" office:value-type="float" office:value="0.0514299086" calcext:value-type="float">
            <text:p>0.0514299086</text:p>
          </table:table-cell>
          <table:table-cell table:formula="of:=[$Summary.$G$16]" office:value-type="float" office:value="0.728563514" calcext:value-type="float">
            <text:p>0.728563514</text:p>
          </table:table-cell>
          <table:table-cell table:formula="of:=[$Summary.$G$18]" office:value-type="float" office:value="7.5327675172" calcext:value-type="float">
            <text:p>7.5327675172</text:p>
          </table:table-cell>
          <table:table-cell table:formula="of:=[$Summary.$G$20]" office:value-type="float" office:value="83.3094077268" calcext:value-type="float">
            <text:p>83.3094077268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G$22]" office:value-type="float" office:value="0.009646747" calcext:value-type="float">
            <text:p>0.009646747</text:p>
          </table:table-cell>
          <table:table-cell table:formula="of:=[$Summary.$G$24]" office:value-type="float" office:value="0.0737687408" calcext:value-type="float">
            <text:p>0.0737687408</text:p>
          </table:table-cell>
          <table:table-cell table:formula="of:=[$Summary.$G$26]" office:value-type="float" office:value="0.6088648012" calcext:value-type="float">
            <text:p>0.6088648012</text:p>
          </table:table-cell>
          <table:table-cell table:formula="of:=[$Summary.$G$28]" office:value-type="float" office:value="7.9007916746" calcext:value-type="float">
            <text:p>7.9007916746</text:p>
          </table:table-cell>
          <table:table-cell table:formula="of:=[$Summary.$G$30]" office:value-type="float" office:value="81.6995798332" calcext:value-type="float">
            <text:p>81.6995798332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G$32]" office:value-type="float" office:value="0.0045964706" calcext:value-type="float">
            <text:p>0.0045964706</text:p>
          </table:table-cell>
          <table:table-cell table:formula="of:=[$Summary.$G$34]" office:value-type="float" office:value="0.0124011432" calcext:value-type="float">
            <text:p>0.0124011432</text:p>
          </table:table-cell>
          <table:table-cell table:formula="of:=[$Summary.$G$36]" office:value-type="float" office:value="0.1476596408" calcext:value-type="float">
            <text:p>0.1476596408</text:p>
          </table:table-cell>
          <table:table-cell table:formula="of:=[$Summary.$G$38]" office:value-type="float" office:value="3.0969103152" calcext:value-type="float">
            <text:p>3.0969103152</text:p>
          </table:table-cell>
          <table:table-cell table:formula="of:=[$Summary.$G$40]" office:value-type="float" office:value="34.8476879826" calcext:value-type="float">
            <text:p>34.8476879826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G$42]" office:value-type="float" office:value="0.0056494324" calcext:value-type="float">
            <text:p>0.0056494324</text:p>
          </table:table-cell>
          <table:table-cell table:formula="of:=[$Summary.$G$44]" office:value-type="float" office:value="0.0262647476" calcext:value-type="float">
            <text:p>0.0262647476</text:p>
          </table:table-cell>
          <table:table-cell table:formula="of:=[$Summary.$G$46]" office:value-type="float" office:value="0.3272299288" calcext:value-type="float">
            <text:p>0.3272299288</text:p>
          </table:table-cell>
          <table:table-cell table:formula="of:=[$Summary.$G$48]" office:value-type="float" office:value="5.2860662798" calcext:value-type="float">
            <text:p>5.2860662798</text:p>
          </table:table-cell>
          <table:table-cell table:formula="of:=[$Summary.$G$50]" office:value-type="float" office:value="64.3543821248" calcext:value-type="float">
            <text:p>64.3543821248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G$52]" office:value-type="float" office:value="0.0351551654" calcext:value-type="float">
            <text:p>0.0351551654</text:p>
          </table:table-cell>
          <table:table-cell table:formula="of:=[$Summary.$G$54]" office:value-type="float" office:value="0.0649112186" calcext:value-type="float">
            <text:p>0.0649112186</text:p>
          </table:table-cell>
          <table:table-cell table:formula="of:=[$Summary.$G$56]" office:value-type="float" office:value="0.4273308838" calcext:value-type="float">
            <text:p>0.4273308838</text:p>
          </table:table-cell>
          <table:table-cell table:formula="of:=[$Summary.$G$58]" office:value-type="float" office:value="4.9911596426" calcext:value-type="float">
            <text:p>4.9911596426</text:p>
          </table:table-cell>
          <table:table-cell table:formula="of:=[$Summary.$G$60]" office:value-type="float" office:value="66.99856424" calcext:value-type="float">
            <text:p>66.99856424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G$62]" office:value-type="float" office:value="0.0007215846" calcext:value-type="float">
            <text:p>0.0007215846</text:p>
          </table:table-cell>
          <table:table-cell table:formula="of:=[$Summary.$G$64]" office:value-type="float" office:value="0.0084906024" calcext:value-type="float">
            <text:p>0.0084906024</text:p>
          </table:table-cell>
          <table:table-cell table:formula="of:=[$Summary.$G$66]" office:value-type="float" office:value="0.0744252566" calcext:value-type="float">
            <text:p>0.0744252566</text:p>
          </table:table-cell>
          <table:table-cell table:formula="of:=[$Summary.$G$68]" office:value-type="float" office:value="0.936120544" calcext:value-type="float">
            <text:p>0.936120544</text:p>
          </table:table-cell>
          <table:table-cell table:formula="of:=[$Summary.$G$70]" office:value-type="float" office:value="14.5916685172" calcext:value-type="float">
            <text:p>14.5916685172</text:p>
          </table:table-cell>
        </table:table-row>
      </table:table>
      <table:table table:name="Delete_Complete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Delete_Complete.B1:Delete_Complete.F1 Delete_Complete.A2:Delete_Complete.A2 Delete_Complete.B2:Delete_Complete.F2 Delete_Complete.A3:Delete_Complete.A3 Delete_Complete.B3:Delete_Complete.F3 Delete_Complete.A4:Delete_Complete.A4 Delete_Complete.B4:Delete_Complete.F4 Delete_Complete.A5:Delete_Complete.A5 Delete_Complete.B5:Delete_Complete.F5 Delete_Complete.A6:Delete_Complete.A6 Delete_Complete.B6:Delete_Complete.F6 Delete_Complete.A7:Delete_Complete.A7 Delete_Complete.B7:Delete_Complete.F7 Delete_Complete.A8:Delete_Complete.A8 Delete_Complete.B8:Delete_Complete.F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office:value-type="string" calcext:value-type="string">
            <text:p>'10^3</text:p>
          </table:table-cell>
          <table:table-cell office:value-type="string" calcext:value-type="string">
            <text:p>'10^4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E$3]" office:value-type="float" office:value="0.0134914628" calcext:value-type="float">
            <text:p>0.0134914628</text:p>
          </table:table-cell>
          <table:table-cell table:formula="of:=[$Summary.$E$5]" office:value-type="float" office:value="0.0131555198" calcext:value-type="float">
            <text:p>0.0131555198</text:p>
          </table:table-cell>
          <table:table-cell table:formula="of:=[$Summary.$E$7]" office:value-type="float" office:value="0.171345054" calcext:value-type="float">
            <text:p>0.171345054</text:p>
          </table:table-cell>
          <table:table-cell table:formula="of:=[$Summary.$E$9]" office:value-type="float" office:value="1.3667425344" calcext:value-type="float">
            <text:p>1.3667425344</text:p>
          </table:table-cell>
          <table:table-cell table:formula="of:=[$Summary.$E$11]" office:value-type="float" office:value="7.599046326" calcext:value-type="float">
            <text:p>7.599046326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E$13]" office:value-type="float" office:value="0.0007282442" calcext:value-type="float">
            <text:p>0.0007282442</text:p>
          </table:table-cell>
          <table:table-cell table:formula="of:=[$Summary.$E$15]" office:value-type="float" office:value="0.0002507592" calcext:value-type="float">
            <text:p>0.0002507592</text:p>
          </table:table-cell>
          <table:table-cell table:formula="of:=[$Summary.$E$17]" office:value-type="float" office:value="0.0005003448" calcext:value-type="float">
            <text:p>0.0005003448</text:p>
          </table:table-cell>
          <table:table-cell table:formula="of:=[$Summary.$E$19]" office:value-type="float" office:value="0.00063978" calcext:value-type="float">
            <text:p>0.00063978</text:p>
          </table:table-cell>
          <table:table-cell table:formula="of:=[$Summary.$E$21]" office:value-type="float" office:value="0.0052217246" calcext:value-type="float">
            <text:p>0.0052217246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E$23]" office:value-type="float" office:value="0.0014670198" calcext:value-type="float">
            <text:p>0.0014670198</text:p>
          </table:table-cell>
          <table:table-cell table:formula="of:=[$Summary.$E$25]" office:value-type="float" office:value="0.0003148368" calcext:value-type="float">
            <text:p>0.0003148368</text:p>
          </table:table-cell>
          <table:table-cell table:formula="of:=[$Summary.$E$27]" office:value-type="float" office:value="0.0001860482" calcext:value-type="float">
            <text:p>0.0001860482</text:p>
          </table:table-cell>
          <table:table-cell table:formula="of:=[$Summary.$E$29]" office:value-type="float" office:value="0.0003323856" calcext:value-type="float">
            <text:p>0.0003323856</text:p>
          </table:table-cell>
          <table:table-cell table:formula="of:=[$Summary.$E$31]" office:value-type="float" office:value="0.0020491472" calcext:value-type="float">
            <text:p>0.0020491472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E$33]" office:value-type="float" office:value="0.0095194562" calcext:value-type="float">
            <text:p>0.0095194562</text:p>
          </table:table-cell>
          <table:table-cell table:formula="of:=[$Summary.$E$35]" office:value-type="float" office:value="0.0430104438" calcext:value-type="float">
            <text:p>0.0430104438</text:p>
          </table:table-cell>
          <table:table-cell table:formula="of:=[$Summary.$E$37]" office:value-type="float" office:value="0.2014001474" calcext:value-type="float">
            <text:p>0.2014001474</text:p>
          </table:table-cell>
          <table:table-cell table:formula="of:=[$Summary.$E$39]" office:value-type="float" office:value="2.3481515578" calcext:value-type="float">
            <text:p>2.3481515578</text:p>
          </table:table-cell>
          <table:table-cell table:formula="of:=[$Summary.$E$41]" office:value-type="float" office:value="14.5167434892" calcext:value-type="float">
            <text:p>14.5167434892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E$43]" office:value-type="float" office:value="0.000854674" calcext:value-type="float">
            <text:p>0.000854674</text:p>
          </table:table-cell>
          <table:table-cell table:formula="of:=[$Summary.$E$45]" office:value-type="float" office:value="0.0043891898" calcext:value-type="float">
            <text:p>0.0043891898</text:p>
          </table:table-cell>
          <table:table-cell table:formula="of:=[$Summary.$E$47]" office:value-type="float" office:value="0.0059196838" calcext:value-type="float">
            <text:p>0.0059196838</text:p>
          </table:table-cell>
          <table:table-cell table:formula="of:=[$Summary.$E$49]" office:value-type="float" office:value="0.0392018802" calcext:value-type="float">
            <text:p>0.0392018802</text:p>
          </table:table-cell>
          <table:table-cell table:formula="of:=[$Summary.$E$51]" office:value-type="float" office:value="0.6324028706" calcext:value-type="float">
            <text:p>0.6324028706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E$53]" office:value-type="float" office:value="0.001995989" calcext:value-type="float">
            <text:p>0.001995989</text:p>
          </table:table-cell>
          <table:table-cell table:formula="of:=[$Summary.$E$55]" office:value-type="float" office:value="0.0019107788" calcext:value-type="float">
            <text:p>0.0019107788</text:p>
          </table:table-cell>
          <table:table-cell table:formula="of:=[$Summary.$E$57]" office:value-type="float" office:value="0.0031808256" calcext:value-type="float">
            <text:p>0.0031808256</text:p>
          </table:table-cell>
          <table:table-cell table:formula="of:=[$Summary.$E$59]" office:value-type="float" office:value="0.0026930378" calcext:value-type="float">
            <text:p>0.0026930378</text:p>
          </table:table-cell>
          <table:table-cell table:formula="of:=[$Summary.$E$61]" office:value-type="float" office:value="0.004458216" calcext:value-type="float">
            <text:p>0.004458216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E$63]" office:value-type="float" office:value="0.0053544438" calcext:value-type="float">
            <text:p>0.0053544438</text:p>
          </table:table-cell>
          <table:table-cell table:formula="of:=[$Summary.$E$65]" office:value-type="float" office:value="0.018986297" calcext:value-type="float">
            <text:p>0.018986297</text:p>
          </table:table-cell>
          <table:table-cell table:formula="of:=[$Summary.$E$67]" office:value-type="float" office:value="0.149519697" calcext:value-type="float">
            <text:p>0.149519697</text:p>
          </table:table-cell>
          <table:table-cell table:formula="of:=[$Summary.$E$69]" office:value-type="float" office:value="1.5794002038" calcext:value-type="float">
            <text:p>1.5794002038</text:p>
          </table:table-cell>
          <table:table-cell table:formula="of:=[$Summary.$E$71]" office:value-type="float" office:value="10.3835118072" calcext:value-type="float">
            <text:p>10.3835118072</text:p>
          </table:table-cell>
        </table:table-row>
      </table:table>
      <table:table table:name="Delete_HighCard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Delete_HighCard.B1:Delete_HighCard.F1 Delete_HighCard.A2:Delete_HighCard.A2 Delete_HighCard.B2:Delete_HighCard.F2 Delete_HighCard.A3:Delete_HighCard.A3 Delete_HighCard.B3:Delete_HighCard.F3 Delete_HighCard.A4:Delete_HighCard.A4 Delete_HighCard.B4:Delete_HighCard.F4 Delete_HighCard.A5:Delete_HighCard.A5 Delete_HighCard.B5:Delete_HighCard.F5 Delete_HighCard.A6:Delete_HighCard.A6 Delete_HighCard.B6:Delete_HighCard.F6 Delete_HighCard.A7:Delete_HighCard.A7 Delete_HighCard.B7:Delete_HighCard.F7 Delete_HighCard.A8:Delete_HighCard.A8 Delete_HighCard.B8:Delete_HighCard.F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office:value-type="string" calcext:value-type="string">
            <text:p>'10^3</text:p>
          </table:table-cell>
          <table:table-cell office:value-type="string" calcext:value-type="string">
            <text:p>'10^4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F$3]" office:value-type="float" office:value="0.0059106022" calcext:value-type="float">
            <text:p>0.0059106022</text:p>
          </table:table-cell>
          <table:table-cell table:formula="of:=[$Summary.$F$5]" office:value-type="float" office:value="0.0267838102" calcext:value-type="float">
            <text:p>0.0267838102</text:p>
          </table:table-cell>
          <table:table-cell table:formula="of:=[$Summary.$F$7]" office:value-type="float" office:value="0.157421168" calcext:value-type="float">
            <text:p>0.157421168</text:p>
          </table:table-cell>
          <table:table-cell table:formula="of:=[$Summary.$F$9]" office:value-type="float" office:value="1.3200754026" calcext:value-type="float">
            <text:p>1.3200754026</text:p>
          </table:table-cell>
          <table:table-cell table:formula="of:=[$Summary.$F$11]" office:value-type="float" office:value="15.4867781508" calcext:value-type="float">
            <text:p>15.4867781508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F$13]" office:value-type="float" office:value="0.0003430904" calcext:value-type="float">
            <text:p>0.0003430904</text:p>
          </table:table-cell>
          <table:table-cell table:formula="of:=[$Summary.$F$15]" office:value-type="float" office:value="0.0001619494" calcext:value-type="float">
            <text:p>0.0001619494</text:p>
          </table:table-cell>
          <table:table-cell table:formula="of:=[$Summary.$F$17]" office:value-type="float" office:value="0.0003265394" calcext:value-type="float">
            <text:p>0.0003265394</text:p>
          </table:table-cell>
          <table:table-cell table:formula="of:=[$Summary.$F$19]" office:value-type="float" office:value="0.0001794888" calcext:value-type="float">
            <text:p>0.0001794888</text:p>
          </table:table-cell>
          <table:table-cell table:formula="of:=[$Summary.$F$21]" office:value-type="float" office:value="0.0002828592" calcext:value-type="float">
            <text:p>0.0002828592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F$23]" office:value-type="float" office:value="0.000277904" calcext:value-type="float">
            <text:p>0.000277904</text:p>
          </table:table-cell>
          <table:table-cell table:formula="of:=[$Summary.$F$25]" office:value-type="float" office:value="0.0007671322" calcext:value-type="float">
            <text:p>0.0007671322</text:p>
          </table:table-cell>
          <table:table-cell table:formula="of:=[$Summary.$F$27]" office:value-type="float" office:value="0.000276178" calcext:value-type="float">
            <text:p>0.000276178</text:p>
          </table:table-cell>
          <table:table-cell table:formula="of:=[$Summary.$F$29]" office:value-type="float" office:value="0.0001383746" calcext:value-type="float">
            <text:p>0.0001383746</text:p>
          </table:table-cell>
          <table:table-cell table:formula="of:=[$Summary.$F$31]" office:value-type="float" office:value="0.00020847" calcext:value-type="float">
            <text:p>0.00020847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F$33]" office:value-type="float" office:value="0.0127190004" calcext:value-type="float">
            <text:p>0.0127190004</text:p>
          </table:table-cell>
          <table:table-cell table:formula="of:=[$Summary.$F$35]" office:value-type="float" office:value="0.0520196836" calcext:value-type="float">
            <text:p>0.0520196836</text:p>
          </table:table-cell>
          <table:table-cell table:formula="of:=[$Summary.$F$37]" office:value-type="float" office:value="0.4481157474" calcext:value-type="float">
            <text:p>0.4481157474</text:p>
          </table:table-cell>
          <table:table-cell table:formula="of:=[$Summary.$F$39]" office:value-type="float" office:value="5.8541017088" calcext:value-type="float">
            <text:p>5.8541017088</text:p>
          </table:table-cell>
          <table:table-cell table:formula="of:=[$Summary.$F$41]" office:value-type="float" office:value="55.8138176746" calcext:value-type="float">
            <text:p>55.8138176746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F$43]" office:value-type="float" office:value="0.0005525278" calcext:value-type="float">
            <text:p>0.0005525278</text:p>
          </table:table-cell>
          <table:table-cell table:formula="of:=[$Summary.$F$45]" office:value-type="float" office:value="0.0041815056" calcext:value-type="float">
            <text:p>0.0041815056</text:p>
          </table:table-cell>
          <table:table-cell table:formula="of:=[$Summary.$F$47]" office:value-type="float" office:value="0.0039902522" calcext:value-type="float">
            <text:p>0.0039902522</text:p>
          </table:table-cell>
          <table:table-cell table:formula="of:=[$Summary.$F$49]" office:value-type="float" office:value="0.0248667516" calcext:value-type="float">
            <text:p>0.0248667516</text:p>
          </table:table-cell>
          <table:table-cell table:formula="of:=[$Summary.$F$51]" office:value-type="float" office:value="0.464732865" calcext:value-type="float">
            <text:p>0.464732865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F$53]" office:value-type="float" office:value="0.0007855376" calcext:value-type="float">
            <text:p>0.0007855376</text:p>
          </table:table-cell>
          <table:table-cell table:formula="of:=[$Summary.$F$55]" office:value-type="float" office:value="0.0011969964" calcext:value-type="float">
            <text:p>0.0011969964</text:p>
          </table:table-cell>
          <table:table-cell table:formula="of:=[$Summary.$F$57]" office:value-type="float" office:value="0.0015466708" calcext:value-type="float">
            <text:p>0.0015466708</text:p>
          </table:table-cell>
          <table:table-cell table:formula="of:=[$Summary.$F$59]" office:value-type="float" office:value="0.0007774972" calcext:value-type="float">
            <text:p>0.0007774972</text:p>
          </table:table-cell>
          <table:table-cell table:formula="of:=[$Summary.$F$61]" office:value-type="float" office:value="0.0010517892" calcext:value-type="float">
            <text:p>0.0010517892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F$63]" office:value-type="float" office:value="0.0054960072" calcext:value-type="float">
            <text:p>0.0054960072</text:p>
          </table:table-cell>
          <table:table-cell table:formula="of:=[$Summary.$F$65]" office:value-type="float" office:value="0.0131883098" calcext:value-type="float">
            <text:p>0.0131883098</text:p>
          </table:table-cell>
          <table:table-cell table:formula="of:=[$Summary.$F$67]" office:value-type="float" office:value="0.239252482" calcext:value-type="float">
            <text:p>0.239252482</text:p>
          </table:table-cell>
          <table:table-cell table:formula="of:=[$Summary.$F$69]" office:value-type="float" office:value="1.8290136416" calcext:value-type="float">
            <text:p>1.8290136416</text:p>
          </table:table-cell>
          <table:table-cell table:formula="of:=[$Summary.$F$71]" office:value-type="float" office:value="20.4952409088" calcext:value-type="float">
            <text:p>20.4952409088</text:p>
          </table:table-cell>
        </table:table-row>
      </table:table>
      <table:table table:name="Delete_LowCard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Delete_LowCard.B1:Delete_LowCard.F1 Delete_LowCard.A2:Delete_LowCard.A2 Delete_LowCard.B2:Delete_LowCard.F2 Delete_LowCard.A3:Delete_LowCard.A3 Delete_LowCard.B3:Delete_LowCard.F3 Delete_LowCard.A4:Delete_LowCard.A4 Delete_LowCard.B4:Delete_LowCard.F4 Delete_LowCard.A5:Delete_LowCard.A5 Delete_LowCard.B5:Delete_LowCard.F5 Delete_LowCard.A6:Delete_LowCard.A6 Delete_LowCard.B6:Delete_LowCard.F6 Delete_LowCard.A7:Delete_LowCard.A7 Delete_LowCard.B7:Delete_LowCard.F7 Delete_LowCard.A8:Delete_LowCard.A8 Delete_LowCard.B8:Delete_LowCard.F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office:value-type="string" calcext:value-type="string">
            <text:p>'10^3</text:p>
          </table:table-cell>
          <table:table-cell office:value-type="string" calcext:value-type="string">
            <text:p>'10^4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G$3]" office:value-type="float" office:value="0.0058192146" calcext:value-type="float">
            <text:p>0.0058192146</text:p>
          </table:table-cell>
          <table:table-cell table:formula="of:=[$Summary.$G$5]" office:value-type="float" office:value="0.0115776606" calcext:value-type="float">
            <text:p>0.0115776606</text:p>
          </table:table-cell>
          <table:table-cell table:formula="of:=[$Summary.$G$7]" office:value-type="float" office:value="0.1447879466" calcext:value-type="float">
            <text:p>0.1447879466</text:p>
          </table:table-cell>
          <table:table-cell table:formula="of:=[$Summary.$G$9]" office:value-type="float" office:value="1.3293726114" calcext:value-type="float">
            <text:p>1.3293726114</text:p>
          </table:table-cell>
          <table:table-cell table:formula="of:=[$Summary.$G$11]" office:value-type="float" office:value="15.2515216758" calcext:value-type="float">
            <text:p>15.2515216758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G$13]" office:value-type="float" office:value="0.0005122208" calcext:value-type="float">
            <text:p>0.0005122208</text:p>
          </table:table-cell>
          <table:table-cell table:formula="of:=[$Summary.$G$15]" office:value-type="float" office:value="0.000375463" calcext:value-type="float">
            <text:p>0.000375463</text:p>
          </table:table-cell>
          <table:table-cell table:formula="of:=[$Summary.$G$17]" office:value-type="float" office:value="0.000226644" calcext:value-type="float">
            <text:p>0.000226644</text:p>
          </table:table-cell>
          <table:table-cell table:formula="of:=[$Summary.$G$19]" office:value-type="float" office:value="0.0002198884" calcext:value-type="float">
            <text:p>0.0002198884</text:p>
          </table:table-cell>
          <table:table-cell table:formula="of:=[$Summary.$G$21]" office:value-type="float" office:value="0.0001224874" calcext:value-type="float">
            <text:p>0.0001224874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G$23]" office:value-type="float" office:value="0.0004555258" calcext:value-type="float">
            <text:p>0.0004555258</text:p>
          </table:table-cell>
          <table:table-cell table:formula="of:=[$Summary.$G$25]" office:value-type="float" office:value="0.0007239892" calcext:value-type="float">
            <text:p>0.0007239892</text:p>
          </table:table-cell>
          <table:table-cell table:formula="of:=[$Summary.$G$27]" office:value-type="float" office:value="0.0002480998" calcext:value-type="float">
            <text:p>0.0002480998</text:p>
          </table:table-cell>
          <table:table-cell table:formula="of:=[$Summary.$G$29]" office:value-type="float" office:value="0.0001383514" calcext:value-type="float">
            <text:p>0.0001383514</text:p>
          </table:table-cell>
          <table:table-cell table:formula="of:=[$Summary.$G$31]" office:value-type="float" office:value="0.0001386002" calcext:value-type="float">
            <text:p>0.0001386002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G$33]" office:value-type="float" office:value="0.0080490132" calcext:value-type="float">
            <text:p>0.0080490132</text:p>
          </table:table-cell>
          <table:table-cell table:formula="of:=[$Summary.$G$35]" office:value-type="float" office:value="0.0527459948" calcext:value-type="float">
            <text:p>0.0527459948</text:p>
          </table:table-cell>
          <table:table-cell table:formula="of:=[$Summary.$G$37]" office:value-type="float" office:value="0.5865020804" calcext:value-type="float">
            <text:p>0.5865020804</text:p>
          </table:table-cell>
          <table:table-cell table:formula="of:=[$Summary.$G$39]" office:value-type="float" office:value="7.1072980888" calcext:value-type="float">
            <text:p>7.1072980888</text:p>
          </table:table-cell>
          <table:table-cell table:formula="of:=[$Summary.$G$41]" office:value-type="float" office:value="66.6188754096" calcext:value-type="float">
            <text:p>66.6188754096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G$43]" office:value-type="float" office:value="0.0006107654" calcext:value-type="float">
            <text:p>0.0006107654</text:p>
          </table:table-cell>
          <table:table-cell table:formula="of:=[$Summary.$G$45]" office:value-type="float" office:value="0.0032183606" calcext:value-type="float">
            <text:p>0.0032183606</text:p>
          </table:table-cell>
          <table:table-cell table:formula="of:=[$Summary.$G$47]" office:value-type="float" office:value="0.0034402982" calcext:value-type="float">
            <text:p>0.0034402982</text:p>
          </table:table-cell>
          <table:table-cell table:formula="of:=[$Summary.$G$49]" office:value-type="float" office:value="0.02485829" calcext:value-type="float">
            <text:p>0.02485829</text:p>
          </table:table-cell>
          <table:table-cell table:formula="of:=[$Summary.$G$51]" office:value-type="float" office:value="0.5983125082" calcext:value-type="float">
            <text:p>0.5983125082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G$53]" office:value-type="float" office:value="0.0006692796" calcext:value-type="float">
            <text:p>0.0006692796</text:p>
          </table:table-cell>
          <table:table-cell table:formula="of:=[$Summary.$G$55]" office:value-type="float" office:value="0.0011857966" calcext:value-type="float">
            <text:p>0.0011857966</text:p>
          </table:table-cell>
          <table:table-cell table:formula="of:=[$Summary.$G$57]" office:value-type="float" office:value="0.0015210404" calcext:value-type="float">
            <text:p>0.0015210404</text:p>
          </table:table-cell>
          <table:table-cell table:formula="of:=[$Summary.$G$59]" office:value-type="float" office:value="0.0007917948" calcext:value-type="float">
            <text:p>0.0007917948</text:p>
          </table:table-cell>
          <table:table-cell table:formula="of:=[$Summary.$G$61]" office:value-type="float" office:value="0.0009595138" calcext:value-type="float">
            <text:p>0.0009595138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G$63]" office:value-type="float" office:value="0.005324393" calcext:value-type="float">
            <text:p>0.005324393</text:p>
          </table:table-cell>
          <table:table-cell table:formula="of:=[$Summary.$G$65]" office:value-type="float" office:value="0.0198236118" calcext:value-type="float">
            <text:p>0.0198236118</text:p>
          </table:table-cell>
          <table:table-cell table:formula="of:=[$Summary.$G$67]" office:value-type="float" office:value="0.1949263852" calcext:value-type="float">
            <text:p>0.1949263852</text:p>
          </table:table-cell>
          <table:table-cell table:formula="of:=[$Summary.$G$69]" office:value-type="float" office:value="1.6077791676" calcext:value-type="float">
            <text:p>1.6077791676</text:p>
          </table:table-cell>
          <table:table-cell table:formula="of:=[$Summary.$G$71]" office:value-type="float" office:value="20.4323136236" calcext:value-type="float">
            <text:p>20.4323136236</text:p>
          </table:table-cell>
        </table:table-row>
      </table:table>
      <table:named-expressions/>
      <table:database-ranges>
        <table:database-range table:name="__Anonymous_Sheet_DB__0" table:target-range-address="Summary.A1:Summary.G7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3:40:19.192521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9T13:41:00.051507353</dc:date>
    <meta:editing-duration>PT21H13M25S</meta:editing-duration>
    <meta:editing-cycles>20</meta:editing-cycles>
    <meta:document-statistic meta:table-count="8" meta:cell-count="826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Load.B1:Load.F8 Load.A2:Load.A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Load.B1:Loa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Load.B2:Load.F2" chart:label-cell-address="Load.A2:Load.A2" chart:class="chart:line">
            <chart:data-point chart:repeated="5"/>
          </chart:series>
          <chart:series chart:attached-axis="primary-y" chart:style-name="ch11" chart:values-cell-range-address="Load.B3:Load.F3" chart:label-cell-address="Load.A3:Load.A3" chart:class="chart:line">
            <chart:data-point chart:repeated="5"/>
          </chart:series>
          <chart:series chart:attached-axis="primary-y" chart:style-name="ch12" chart:values-cell-range-address="Load.B4:Load.F4" chart:label-cell-address="Load.A4:Load.A4" chart:class="chart:line">
            <chart:data-point chart:repeated="5"/>
          </chart:series>
          <chart:series chart:attached-axis="primary-y" chart:style-name="ch13" chart:values-cell-range-address="Load.B5:Load.F5" chart:label-cell-address="Load.A5:Load.A5" chart:class="chart:line">
            <chart:data-point chart:repeated="5"/>
          </chart:series>
          <chart:series chart:attached-axis="primary-y" chart:style-name="ch14" chart:values-cell-range-address="Load.B6:Load.F6" chart:label-cell-address="Load.A6:Load.A6" chart:class="chart:line">
            <chart:data-point chart:repeated="5"/>
          </chart:series>
          <chart:series chart:attached-axis="primary-y" chart:style-name="ch15" chart:values-cell-range-address="Load.B7:Load.F7" chart:label-cell-address="Load.A7:Load.A7" chart:class="chart:line">
            <chart:data-point chart:repeated="5"/>
          </chart:series>
          <chart:series chart:attached-axis="primary-y" chart:style-name="ch16" chart:values-cell-range-address="Load.B8:Load.F8" chart:label-cell-address="Load.A8:Load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Load.B1:Load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4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Load.A2:Load.A2</svg:desc>
                </draw:g>
              </table:table-cell>
              <table:table-cell office:value-type="float" office:value="0.0000589748">
                <text:p>0.0000589748</text:p>
                <draw:g>
                  <svg:desc>Load.B2:Load.F2</svg:desc>
                </draw:g>
              </table:table-cell>
              <table:table-cell office:value-type="float" office:value="0.0001550522">
                <text:p>0.0001550522</text:p>
              </table:table-cell>
              <table:table-cell office:value-type="float" office:value="0.0008640346">
                <text:p>0.0008640346</text:p>
              </table:table-cell>
              <table:table-cell office:value-type="float" office:value="0.0090013666">
                <text:p>0.0090013666</text:p>
              </table:table-cell>
              <table:table-cell office:value-type="float" office:value="0.0807904296">
                <text:p>0.0807904296</text:p>
              </table:table-cell>
            </table:table-row>
            <table:table-row>
              <table:table-cell office:value-type="string">
                <text:p>'BF-Trie4'</text:p>
                <draw:g>
                  <svg:desc>Load.A3:Load.A3</svg:desc>
                </draw:g>
              </table:table-cell>
              <table:table-cell office:value-type="float" office:value="0.0021171754">
                <text:p>0.0021171754</text:p>
                <draw:g>
                  <svg:desc>Load.B3:Load.F3</svg:desc>
                </draw:g>
              </table:table-cell>
              <table:table-cell office:value-type="float" office:value="0.0008677622">
                <text:p>0.0008677622</text:p>
              </table:table-cell>
              <table:table-cell office:value-type="float" office:value="0.0048323902">
                <text:p>0.0048323902</text:p>
              </table:table-cell>
              <table:table-cell office:value-type="float" office:value="0.0685142586">
                <text:p>0.0685142586</text:p>
              </table:table-cell>
              <table:table-cell office:value-type="float" office:value="3.025778768">
                <text:p>3.025778768</text:p>
              </table:table-cell>
            </table:table-row>
            <table:table-row>
              <table:table-cell office:value-type="string">
                <text:p>'BF-Trie8'</text:p>
                <draw:g>
                  <svg:desc>Load.A4:Load.A4</svg:desc>
                </draw:g>
              </table:table-cell>
              <table:table-cell office:value-type="float" office:value="0.0021418632">
                <text:p>0.0021418632</text:p>
                <draw:g>
                  <svg:desc>Load.B4:Load.F4</svg:desc>
                </draw:g>
              </table:table-cell>
              <table:table-cell office:value-type="float" office:value="0.0008907518">
                <text:p>0.0008907518</text:p>
              </table:table-cell>
              <table:table-cell office:value-type="float" office:value="0.021099454">
                <text:p>0.021099454</text:p>
              </table:table-cell>
              <table:table-cell office:value-type="float" office:value="0.0797378558">
                <text:p>0.0797378558</text:p>
              </table:table-cell>
              <table:table-cell office:value-type="float" office:value="2.8687322844">
                <text:p>2.8687322844</text:p>
              </table:table-cell>
            </table:table-row>
            <table:table-row>
              <table:table-cell office:value-type="string">
                <text:p>'Bloofi'</text:p>
                <draw:g>
                  <svg:desc>Load.A5:Load.A5</svg:desc>
                </draw:g>
              </table:table-cell>
              <table:table-cell office:value-type="float" office:value="0.0062336322">
                <text:p>0.0062336322</text:p>
                <draw:g>
                  <svg:desc>Load.B5:Load.F5</svg:desc>
                </draw:g>
              </table:table-cell>
              <table:table-cell office:value-type="float" office:value="0.0110546502">
                <text:p>0.0110546502</text:p>
              </table:table-cell>
              <table:table-cell office:value-type="float" office:value="0.0834726064">
                <text:p>0.0834726064</text:p>
              </table:table-cell>
              <table:table-cell office:value-type="float" office:value="0.9296929442">
                <text:p>0.9296929442</text:p>
              </table:table-cell>
              <table:table-cell office:value-type="float" office:value="12.8701473214">
                <text:p>12.8701473214</text:p>
              </table:table-cell>
            </table:table-row>
            <table:table-row>
              <table:table-cell office:value-type="string">
                <text:p>'FlatBloofi'</text:p>
                <draw:g>
                  <svg:desc>Load.A6:Load.A6</svg:desc>
                </draw:g>
              </table:table-cell>
              <table:table-cell office:value-type="float" office:value="0.0010635576">
                <text:p>0.0010635576</text:p>
                <draw:g>
                  <svg:desc>Load.B6:Load.F6</svg:desc>
                </draw:g>
              </table:table-cell>
              <table:table-cell office:value-type="float" office:value="0.0020585502">
                <text:p>0.0020585502</text:p>
              </table:table-cell>
              <table:table-cell office:value-type="float" office:value="0.0086909914">
                <text:p>0.0086909914</text:p>
              </table:table-cell>
              <table:table-cell office:value-type="float" office:value="0.1384469456">
                <text:p>0.1384469456</text:p>
              </table:table-cell>
              <table:table-cell office:value-type="float" office:value="8.4603301086">
                <text:p>8.4603301086</text:p>
              </table:table-cell>
            </table:table-row>
            <table:table-row>
              <table:table-cell office:value-type="string">
                <text:p>'Hamming'</text:p>
                <draw:g>
                  <svg:desc>Load.A7:Load.A7</svg:desc>
                </draw:g>
              </table:table-cell>
              <table:table-cell office:value-type="float" office:value="0.002767367">
                <text:p>0.002767367</text:p>
                <draw:g>
                  <svg:desc>Load.B7:Load.F7</svg:desc>
                </draw:g>
              </table:table-cell>
              <table:table-cell office:value-type="float" office:value="0.0030927088">
                <text:p>0.0030927088</text:p>
              </table:table-cell>
              <table:table-cell office:value-type="float" office:value="0.0313112474">
                <text:p>0.0313112474</text:p>
              </table:table-cell>
              <table:table-cell office:value-type="float" office:value="0.2307750484">
                <text:p>0.2307750484</text:p>
              </table:table-cell>
              <table:table-cell office:value-type="float" office:value="3.1487309902">
                <text:p>3.1487309902</text:p>
              </table:table-cell>
            </table:table-row>
            <table:table-row>
              <table:table-cell office:value-type="string">
                <text:p>'List'</text:p>
                <draw:g>
                  <svg:desc>Load.A8:Load.A8</svg:desc>
                </draw:g>
              </table:table-cell>
              <table:table-cell office:value-type="float" office:value="0.000021424">
                <text:p>0.000021424</text:p>
                <draw:g>
                  <svg:desc>Load.B8:Load.F8</svg:desc>
                </draw:g>
              </table:table-cell>
              <table:table-cell office:value-type="float" office:value="0.000158373">
                <text:p>0.000158373</text:p>
              </table:table-cell>
              <table:table-cell office:value-type="float" office:value="0.0009583606">
                <text:p>0.0009583606</text:p>
              </table:table-cell>
              <table:table-cell office:value-type="float" office:value="0.0070934282">
                <text:p>0.0070934282</text:p>
              </table:table-cell>
              <table:table-cell office:value-type="float" office:value="0.0769111652">
                <text:p>0.0769111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Query_Complete.B1:Query_Complete.F8 Query_Complete.A2:Query_Complete.A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Query_Complete.B1:Query_Complete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Query_Complete.B2:Query_Complete.F2" chart:label-cell-address="Query_Complete.A2:Query_Complete.A2" chart:class="chart:line">
            <chart:data-point chart:repeated="5"/>
          </chart:series>
          <chart:series chart:attached-axis="primary-y" chart:style-name="ch11" chart:values-cell-range-address="Query_Complete.B3:Query_Complete.F3" chart:label-cell-address="Query_Complete.A3:Query_Complete.A3" chart:class="chart:line">
            <chart:data-point chart:repeated="5"/>
          </chart:series>
          <chart:series chart:attached-axis="primary-y" chart:style-name="ch12" chart:values-cell-range-address="Query_Complete.B4:Query_Complete.F4" chart:label-cell-address="Query_Complete.A4:Query_Complete.A4" chart:class="chart:line">
            <chart:data-point chart:repeated="5"/>
          </chart:series>
          <chart:series chart:attached-axis="primary-y" chart:style-name="ch13" chart:values-cell-range-address="Query_Complete.B5:Query_Complete.F5" chart:label-cell-address="Query_Complete.A5:Query_Complete.A5" chart:class="chart:line">
            <chart:data-point chart:repeated="5"/>
          </chart:series>
          <chart:series chart:attached-axis="primary-y" chart:style-name="ch14" chart:values-cell-range-address="Query_Complete.B6:Query_Complete.F6" chart:label-cell-address="Query_Complete.A6:Query_Complete.A6" chart:class="chart:line">
            <chart:data-point chart:repeated="5"/>
          </chart:series>
          <chart:series chart:attached-axis="primary-y" chart:style-name="ch15" chart:values-cell-range-address="Query_Complete.B7:Query_Complete.F7" chart:label-cell-address="Query_Complete.A7:Query_Complete.A7" chart:class="chart:line">
            <chart:data-point chart:repeated="5"/>
          </chart:series>
          <chart:series chart:attached-axis="primary-y" chart:style-name="ch16" chart:values-cell-range-address="Query_Complete.B8:Query_Complete.F8" chart:label-cell-address="Query_Complete.A8:Query_Complete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Query_Complete.B1:Query_Complete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4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Query_Complete.A2:Query_Complete.A2</svg:desc>
                </draw:g>
              </table:table-cell>
              <table:table-cell office:value-type="float" office:value="0.0054965496">
                <text:p>0.0054965496</text:p>
                <draw:g>
                  <svg:desc>Query_Complete.B2:Query_Complete.F2</svg:desc>
                </draw:g>
              </table:table-cell>
              <table:table-cell office:value-type="float" office:value="0.0056184554">
                <text:p>0.0056184554</text:p>
              </table:table-cell>
              <table:table-cell office:value-type="float" office:value="0.0399958786">
                <text:p>0.0399958786</text:p>
              </table:table-cell>
              <table:table-cell office:value-type="float" office:value="0.4607346748">
                <text:p>0.4607346748</text:p>
              </table:table-cell>
              <table:table-cell office:value-type="float" office:value="8.5281082286">
                <text:p>8.5281082286</text:p>
              </table:table-cell>
            </table:table-row>
            <table:table-row>
              <table:table-cell office:value-type="string">
                <text:p>'BF-Trie4'</text:p>
                <draw:g>
                  <svg:desc>Query_Complete.A3:Query_Complete.A3</svg:desc>
                </draw:g>
              </table:table-cell>
              <table:table-cell office:value-type="float" office:value="0.0039010896">
                <text:p>0.0039010896</text:p>
                <draw:g>
                  <svg:desc>Query_Complete.B3:Query_Complete.F3</svg:desc>
                </draw:g>
              </table:table-cell>
              <table:table-cell office:value-type="float" office:value="0.0013938316">
                <text:p>0.0013938316</text:p>
              </table:table-cell>
              <table:table-cell office:value-type="float" office:value="0.0114836032">
                <text:p>0.0114836032</text:p>
              </table:table-cell>
              <table:table-cell office:value-type="float" office:value="0.0644257306">
                <text:p>0.0644257306</text:p>
              </table:table-cell>
              <table:table-cell office:value-type="float" office:value="0.4867622066">
                <text:p>0.4867622066</text:p>
              </table:table-cell>
            </table:table-row>
            <table:table-row>
              <table:table-cell office:value-type="string">
                <text:p>'BF-Trie8'</text:p>
                <draw:g>
                  <svg:desc>Query_Complete.A4:Query_Complete.A4</svg:desc>
                </draw:g>
              </table:table-cell>
              <table:table-cell office:value-type="float" office:value="0.0008973102">
                <text:p>0.0008973102</text:p>
                <draw:g>
                  <svg:desc>Query_Complete.B4:Query_Complete.F4</svg:desc>
                </draw:g>
              </table:table-cell>
              <table:table-cell office:value-type="float" office:value="0.0015240254">
                <text:p>0.0015240254</text:p>
              </table:table-cell>
              <table:table-cell office:value-type="float" office:value="0.0144797368">
                <text:p>0.0144797368</text:p>
              </table:table-cell>
              <table:table-cell office:value-type="float" office:value="0.0709166616">
                <text:p>0.0709166616</text:p>
              </table:table-cell>
              <table:table-cell office:value-type="float" office:value="0.5032027118">
                <text:p>0.5032027118</text:p>
              </table:table-cell>
            </table:table-row>
            <table:table-row>
              <table:table-cell office:value-type="string">
                <text:p>'Bloofi'</text:p>
                <draw:g>
                  <svg:desc>Query_Complete.A5:Query_Complete.A5</svg:desc>
                </draw:g>
              </table:table-cell>
              <table:table-cell office:value-type="float" office:value="0.007843444">
                <text:p>0.007843444</text:p>
                <draw:g>
                  <svg:desc>Query_Complete.B5:Query_Complete.F5</svg:desc>
                </draw:g>
              </table:table-cell>
              <table:table-cell office:value-type="float" office:value="0.0146217096">
                <text:p>0.0146217096</text:p>
              </table:table-cell>
              <table:table-cell office:value-type="float" office:value="0.092721329">
                <text:p>0.092721329</text:p>
              </table:table-cell>
              <table:table-cell office:value-type="float" office:value="1.0938523894">
                <text:p>1.0938523894</text:p>
              </table:table-cell>
              <table:table-cell office:value-type="float" office:value="21.6827284288">
                <text:p>21.6827284288</text:p>
              </table:table-cell>
            </table:table-row>
            <table:table-row>
              <table:table-cell office:value-type="string">
                <text:p>'FlatBloofi'</text:p>
                <draw:g>
                  <svg:desc>Query_Complete.A6:Query_Complete.A6</svg:desc>
                </draw:g>
              </table:table-cell>
              <table:table-cell office:value-type="float" office:value="0.0039438674">
                <text:p>0.0039438674</text:p>
                <draw:g>
                  <svg:desc>Query_Complete.B6:Query_Complete.F6</svg:desc>
                </draw:g>
              </table:table-cell>
              <table:table-cell office:value-type="float" office:value="0.0123164678">
                <text:p>0.0123164678</text:p>
              </table:table-cell>
              <table:table-cell office:value-type="float" office:value="0.034287221">
                <text:p>0.034287221</text:p>
              </table:table-cell>
              <table:table-cell office:value-type="float" office:value="0.3241239448">
                <text:p>0.3241239448</text:p>
              </table:table-cell>
              <table:table-cell office:value-type="float" office:value="5.9954954088">
                <text:p>5.9954954088</text:p>
              </table:table-cell>
            </table:table-row>
            <table:table-row>
              <table:table-cell office:value-type="string">
                <text:p>'Hamming'</text:p>
                <draw:g>
                  <svg:desc>Query_Complete.A7:Query_Complete.A7</svg:desc>
                </draw:g>
              </table:table-cell>
              <table:table-cell office:value-type="float" office:value="0.0406263688">
                <text:p>0.0406263688</text:p>
                <draw:g>
                  <svg:desc>Query_Complete.B7:Query_Complete.F7</svg:desc>
                </draw:g>
              </table:table-cell>
              <table:table-cell office:value-type="float" office:value="0.0130206398">
                <text:p>0.0130206398</text:p>
              </table:table-cell>
              <table:table-cell office:value-type="float" office:value="0.1585024096">
                <text:p>0.1585024096</text:p>
              </table:table-cell>
              <table:table-cell office:value-type="float" office:value="3.5682855176">
                <text:p>3.5682855176</text:p>
              </table:table-cell>
              <table:table-cell office:value-type="float" office:value="23.6212302644">
                <text:p>23.6212302644</text:p>
              </table:table-cell>
            </table:table-row>
            <table:table-row>
              <table:table-cell office:value-type="string">
                <text:p>'List'</text:p>
                <draw:g>
                  <svg:desc>Query_Complete.A8:Query_Complete.A8</svg:desc>
                </draw:g>
              </table:table-cell>
              <table:table-cell office:value-type="float" office:value="0.0048882174">
                <text:p>0.0048882174</text:p>
                <draw:g>
                  <svg:desc>Query_Complete.B8:Query_Complete.F8</svg:desc>
                </draw:g>
              </table:table-cell>
              <table:table-cell office:value-type="float" office:value="0.0077202656">
                <text:p>0.0077202656</text:p>
              </table:table-cell>
              <table:table-cell office:value-type="float" office:value="0.0517752682">
                <text:p>0.0517752682</text:p>
              </table:table-cell>
              <table:table-cell office:value-type="float" office:value="0.6385734942">
                <text:p>0.6385734942</text:p>
              </table:table-cell>
              <table:table-cell office:value-type="float" office:value="11.0342923052">
                <text:p>11.03429230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Query_HighCard.B1:Query_HighCard.F8 Query_HighCard.A2:Query_HighCard.A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Query_HighCard.B1:Query_High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Query_HighCard.B2:Query_HighCard.F2" chart:label-cell-address="Query_HighCard.A2:Query_HighCard.A2" chart:class="chart:line">
            <chart:data-point chart:repeated="5"/>
          </chart:series>
          <chart:series chart:attached-axis="primary-y" chart:style-name="ch11" chart:values-cell-range-address="Query_HighCard.B3:Query_HighCard.F3" chart:label-cell-address="Query_HighCard.A3:Query_HighCard.A3" chart:class="chart:line">
            <chart:data-point chart:repeated="5"/>
          </chart:series>
          <chart:series chart:attached-axis="primary-y" chart:style-name="ch12" chart:values-cell-range-address="Query_HighCard.B4:Query_HighCard.F4" chart:label-cell-address="Query_HighCard.A4:Query_HighCard.A4" chart:class="chart:line">
            <chart:data-point chart:repeated="5"/>
          </chart:series>
          <chart:series chart:attached-axis="primary-y" chart:style-name="ch13" chart:values-cell-range-address="Query_HighCard.B5:Query_HighCard.F5" chart:label-cell-address="Query_HighCard.A5:Query_HighCard.A5" chart:class="chart:line">
            <chart:data-point chart:repeated="5"/>
          </chart:series>
          <chart:series chart:attached-axis="primary-y" chart:style-name="ch14" chart:values-cell-range-address="Query_HighCard.B6:Query_HighCard.F6" chart:label-cell-address="Query_HighCard.A6:Query_HighCard.A6" chart:class="chart:line">
            <chart:data-point chart:repeated="5"/>
          </chart:series>
          <chart:series chart:attached-axis="primary-y" chart:style-name="ch15" chart:values-cell-range-address="Query_HighCard.B7:Query_HighCard.F7" chart:label-cell-address="Query_HighCard.A7:Query_HighCard.A7" chart:class="chart:line">
            <chart:data-point chart:repeated="5"/>
          </chart:series>
          <chart:series chart:attached-axis="primary-y" chart:style-name="ch16" chart:values-cell-range-address="Query_HighCard.B8:Query_HighCard.F8" chart:label-cell-address="Query_HighCard.A8:Query_HighCard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Query_HighCard.B1:Query_HighCard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4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Query_HighCard.A2:Query_HighCard.A2</svg:desc>
                </draw:g>
              </table:table-cell>
              <table:table-cell office:value-type="float" office:value="0.0017126796">
                <text:p>0.0017126796</text:p>
                <draw:g>
                  <svg:desc>Query_HighCard.B2:Query_HighCard.F2</svg:desc>
                </draw:g>
              </table:table-cell>
              <table:table-cell office:value-type="float" office:value="0.0053078786">
                <text:p>0.0053078786</text:p>
              </table:table-cell>
              <table:table-cell office:value-type="float" office:value="0.0445743928">
                <text:p>0.0445743928</text:p>
              </table:table-cell>
              <table:table-cell office:value-type="float" office:value="0.5833742364">
                <text:p>0.5833742364</text:p>
              </table:table-cell>
              <table:table-cell office:value-type="float" office:value="8.753835667">
                <text:p>8.753835667</text:p>
              </table:table-cell>
            </table:table-row>
            <table:table-row>
              <table:table-cell office:value-type="string">
                <text:p>'BF-Trie4'</text:p>
                <draw:g>
                  <svg:desc>Query_HighCard.A3:Query_HighCard.A3</svg:desc>
                </draw:g>
              </table:table-cell>
              <table:table-cell office:value-type="float" office:value="0.0134170002">
                <text:p>0.0134170002</text:p>
                <draw:g>
                  <svg:desc>Query_HighCard.B3:Query_HighCard.F3</svg:desc>
                </draw:g>
              </table:table-cell>
              <table:table-cell office:value-type="float" office:value="0.0341127936">
                <text:p>0.0341127936</text:p>
              </table:table-cell>
              <table:table-cell office:value-type="float" office:value="0.4163291824">
                <text:p>0.4163291824</text:p>
              </table:table-cell>
              <table:table-cell office:value-type="float" office:value="3.159322579">
                <text:p>3.159322579</text:p>
              </table:table-cell>
              <table:table-cell office:value-type="float" office:value="22.4289587504">
                <text:p>22.4289587504</text:p>
              </table:table-cell>
            </table:table-row>
            <table:table-row>
              <table:table-cell office:value-type="string">
                <text:p>'BF-Trie8'</text:p>
                <draw:g>
                  <svg:desc>Query_HighCard.A4:Query_HighCard.A4</svg:desc>
                </draw:g>
              </table:table-cell>
              <table:table-cell office:value-type="float" office:value="0.0092890314">
                <text:p>0.0092890314</text:p>
                <draw:g>
                  <svg:desc>Query_HighCard.B4:Query_HighCard.F4</svg:desc>
                </draw:g>
              </table:table-cell>
              <table:table-cell office:value-type="float" office:value="0.0562757958">
                <text:p>0.0562757958</text:p>
              </table:table-cell>
              <table:table-cell office:value-type="float" office:value="0.4314633322">
                <text:p>0.4314633322</text:p>
              </table:table-cell>
              <table:table-cell office:value-type="float" office:value="3.3452637952">
                <text:p>3.3452637952</text:p>
              </table:table-cell>
              <table:table-cell office:value-type="float" office:value="22.1913169848">
                <text:p>22.1913169848</text:p>
              </table:table-cell>
            </table:table-row>
            <table:table-row>
              <table:table-cell office:value-type="string">
                <text:p>'Bloofi'</text:p>
                <draw:g>
                  <svg:desc>Query_HighCard.A5:Query_HighCard.A5</svg:desc>
                </draw:g>
              </table:table-cell>
              <table:table-cell office:value-type="float" office:value="0.0051909036">
                <text:p>0.0051909036</text:p>
                <draw:g>
                  <svg:desc>Query_HighCard.B5:Query_HighCard.F5</svg:desc>
                </draw:g>
              </table:table-cell>
              <table:table-cell office:value-type="float" office:value="0.0130654408">
                <text:p>0.0130654408</text:p>
              </table:table-cell>
              <table:table-cell office:value-type="float" office:value="0.144565201">
                <text:p>0.144565201</text:p>
              </table:table-cell>
              <table:table-cell office:value-type="float" office:value="2.1695311708">
                <text:p>2.1695311708</text:p>
              </table:table-cell>
              <table:table-cell office:value-type="float" office:value="28.361422612">
                <text:p>28.361422612</text:p>
              </table:table-cell>
            </table:table-row>
            <table:table-row>
              <table:table-cell office:value-type="string">
                <text:p>'FlatBloofi'</text:p>
                <draw:g>
                  <svg:desc>Query_HighCard.A6:Query_HighCard.A6</svg:desc>
                </draw:g>
              </table:table-cell>
              <table:table-cell office:value-type="float" office:value="0.0070798244">
                <text:p>0.0070798244</text:p>
                <draw:g>
                  <svg:desc>Query_HighCard.B6:Query_HighCard.F6</svg:desc>
                </draw:g>
              </table:table-cell>
              <table:table-cell office:value-type="float" office:value="0.013128939">
                <text:p>0.013128939</text:p>
              </table:table-cell>
              <table:table-cell office:value-type="float" office:value="0.0965756544">
                <text:p>0.0965756544</text:p>
              </table:table-cell>
              <table:table-cell office:value-type="float" office:value="1.0952233574">
                <text:p>1.0952233574</text:p>
              </table:table-cell>
              <table:table-cell office:value-type="float" office:value="7.3741461942">
                <text:p>7.3741461942</text:p>
              </table:table-cell>
            </table:table-row>
            <table:table-row>
              <table:table-cell office:value-type="string">
                <text:p>'Hamming'</text:p>
                <draw:g>
                  <svg:desc>Query_HighCard.A7:Query_HighCard.A7</svg:desc>
                </draw:g>
              </table:table-cell>
              <table:table-cell office:value-type="float" office:value="0.063122565">
                <text:p>0.063122565</text:p>
                <draw:g>
                  <svg:desc>Query_HighCard.B7:Query_HighCard.F7</svg:desc>
                </draw:g>
              </table:table-cell>
              <table:table-cell office:value-type="float" office:value="0.0675133784">
                <text:p>0.0675133784</text:p>
              </table:table-cell>
              <table:table-cell office:value-type="float" office:value="0.428503224">
                <text:p>0.428503224</text:p>
              </table:table-cell>
              <table:table-cell office:value-type="float" office:value="4.4404423712">
                <text:p>4.4404423712</text:p>
              </table:table-cell>
              <table:table-cell office:value-type="float" office:value="59.4741898908">
                <text:p>59.4741898908</text:p>
              </table:table-cell>
            </table:table-row>
            <table:table-row>
              <table:table-cell office:value-type="string">
                <text:p>'List'</text:p>
                <draw:g>
                  <svg:desc>Query_HighCard.A8:Query_HighCard.A8</svg:desc>
                </draw:g>
              </table:table-cell>
              <table:table-cell office:value-type="float" office:value="0.0007832426">
                <text:p>0.0007832426</text:p>
                <draw:g>
                  <svg:desc>Query_HighCard.B8:Query_HighCard.F8</svg:desc>
                </draw:g>
              </table:table-cell>
              <table:table-cell office:value-type="float" office:value="0.007713771">
                <text:p>0.007713771</text:p>
              </table:table-cell>
              <table:table-cell office:value-type="float" office:value="0.0628677598">
                <text:p>0.0628677598</text:p>
              </table:table-cell>
              <table:table-cell office:value-type="float" office:value="0.6837350202">
                <text:p>0.6837350202</text:p>
              </table:table-cell>
              <table:table-cell office:value-type="float" office:value="11.4664141404">
                <text:p>11.46641414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Query_LowCard.B1:Query_LowCard.F8 Query_LowCard.A2:Query_LowCard.A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Query_LowCard.B1:Query_Low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Query_LowCard.B2:Query_LowCard.F2" chart:label-cell-address="Query_LowCard.A2:Query_LowCard.A2" chart:class="chart:line">
            <chart:data-point chart:repeated="5"/>
          </chart:series>
          <chart:series chart:attached-axis="primary-y" chart:style-name="ch11" chart:values-cell-range-address="Query_LowCard.B3:Query_LowCard.F3" chart:label-cell-address="Query_LowCard.A3:Query_LowCard.A3" chart:class="chart:line">
            <chart:data-point chart:repeated="5"/>
          </chart:series>
          <chart:series chart:attached-axis="primary-y" chart:style-name="ch12" chart:values-cell-range-address="Query_LowCard.B4:Query_LowCard.F4" chart:label-cell-address="Query_LowCard.A4:Query_LowCard.A4" chart:class="chart:line">
            <chart:data-point chart:repeated="5"/>
          </chart:series>
          <chart:series chart:attached-axis="primary-y" chart:style-name="ch13" chart:values-cell-range-address="Query_LowCard.B5:Query_LowCard.F5" chart:label-cell-address="Query_LowCard.A5:Query_LowCard.A5" chart:class="chart:line">
            <chart:data-point chart:repeated="5"/>
          </chart:series>
          <chart:series chart:attached-axis="primary-y" chart:style-name="ch14" chart:values-cell-range-address="Query_LowCard.B6:Query_LowCard.F6" chart:label-cell-address="Query_LowCard.A6:Query_LowCard.A6" chart:class="chart:line">
            <chart:data-point chart:repeated="5"/>
          </chart:series>
          <chart:series chart:attached-axis="primary-y" chart:style-name="ch15" chart:values-cell-range-address="Query_LowCard.B7:Query_LowCard.F7" chart:label-cell-address="Query_LowCard.A7:Query_LowCard.A7" chart:class="chart:line">
            <chart:data-point chart:repeated="5"/>
          </chart:series>
          <chart:series chart:attached-axis="primary-y" chart:style-name="ch16" chart:values-cell-range-address="Query_LowCard.B8:Query_LowCard.F8" chart:label-cell-address="Query_LowCard.A8:Query_LowCard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Query_LowCard.B1:Query_LowCard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4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Query_LowCard.A2:Query_LowCard.A2</svg:desc>
                </draw:g>
              </table:table-cell>
              <table:table-cell office:value-type="float" office:value="0.0012863486">
                <text:p>0.0012863486</text:p>
                <draw:g>
                  <svg:desc>Query_LowCard.B2:Query_LowCard.F2</svg:desc>
                </draw:g>
              </table:table-cell>
              <table:table-cell office:value-type="float" office:value="0.005404823">
                <text:p>0.005404823</text:p>
              </table:table-cell>
              <table:table-cell office:value-type="float" office:value="0.0593923146">
                <text:p>0.0593923146</text:p>
              </table:table-cell>
              <table:table-cell office:value-type="float" office:value="0.8246709398">
                <text:p>0.8246709398</text:p>
              </table:table-cell>
              <table:table-cell office:value-type="float" office:value="11.8518316778">
                <text:p>11.8518316778</text:p>
              </table:table-cell>
            </table:table-row>
            <table:table-row>
              <table:table-cell office:value-type="string">
                <text:p>'BF-Trie4'</text:p>
                <draw:g>
                  <svg:desc>Query_LowCard.A3:Query_LowCard.A3</svg:desc>
                </draw:g>
              </table:table-cell>
              <table:table-cell office:value-type="float" office:value="0.0119323504">
                <text:p>0.0119323504</text:p>
                <draw:g>
                  <svg:desc>Query_LowCard.B3:Query_LowCard.F3</svg:desc>
                </draw:g>
              </table:table-cell>
              <table:table-cell office:value-type="float" office:value="0.0514299086">
                <text:p>0.0514299086</text:p>
              </table:table-cell>
              <table:table-cell office:value-type="float" office:value="0.728563514">
                <text:p>0.728563514</text:p>
              </table:table-cell>
              <table:table-cell office:value-type="float" office:value="7.5327675172">
                <text:p>7.5327675172</text:p>
              </table:table-cell>
              <table:table-cell office:value-type="float" office:value="83.3094077268">
                <text:p>83.3094077268</text:p>
              </table:table-cell>
            </table:table-row>
            <table:table-row>
              <table:table-cell office:value-type="string">
                <text:p>'BF-Trie8'</text:p>
                <draw:g>
                  <svg:desc>Query_LowCard.A4:Query_LowCard.A4</svg:desc>
                </draw:g>
              </table:table-cell>
              <table:table-cell office:value-type="float" office:value="0.009646747">
                <text:p>0.009646747</text:p>
                <draw:g>
                  <svg:desc>Query_LowCard.B4:Query_LowCard.F4</svg:desc>
                </draw:g>
              </table:table-cell>
              <table:table-cell office:value-type="float" office:value="0.0737687408">
                <text:p>0.0737687408</text:p>
              </table:table-cell>
              <table:table-cell office:value-type="float" office:value="0.6088648012">
                <text:p>0.6088648012</text:p>
              </table:table-cell>
              <table:table-cell office:value-type="float" office:value="7.9007916746">
                <text:p>7.9007916746</text:p>
              </table:table-cell>
              <table:table-cell office:value-type="float" office:value="81.6995798332">
                <text:p>81.6995798332</text:p>
              </table:table-cell>
            </table:table-row>
            <table:table-row>
              <table:table-cell office:value-type="string">
                <text:p>'Bloofi'</text:p>
                <draw:g>
                  <svg:desc>Query_LowCard.A5:Query_LowCard.A5</svg:desc>
                </draw:g>
              </table:table-cell>
              <table:table-cell office:value-type="float" office:value="0.0045964706">
                <text:p>0.0045964706</text:p>
                <draw:g>
                  <svg:desc>Query_LowCard.B5:Query_LowCard.F5</svg:desc>
                </draw:g>
              </table:table-cell>
              <table:table-cell office:value-type="float" office:value="0.0124011432">
                <text:p>0.0124011432</text:p>
              </table:table-cell>
              <table:table-cell office:value-type="float" office:value="0.1476596408">
                <text:p>0.1476596408</text:p>
              </table:table-cell>
              <table:table-cell office:value-type="float" office:value="3.0969103152">
                <text:p>3.0969103152</text:p>
              </table:table-cell>
              <table:table-cell office:value-type="float" office:value="34.8476879826">
                <text:p>34.8476879826</text:p>
              </table:table-cell>
            </table:table-row>
            <table:table-row>
              <table:table-cell office:value-type="string">
                <text:p>'FlatBloofi'</text:p>
                <draw:g>
                  <svg:desc>Query_LowCard.A6:Query_LowCard.A6</svg:desc>
                </draw:g>
              </table:table-cell>
              <table:table-cell office:value-type="float" office:value="0.0056494324">
                <text:p>0.0056494324</text:p>
                <draw:g>
                  <svg:desc>Query_LowCard.B6:Query_LowCard.F6</svg:desc>
                </draw:g>
              </table:table-cell>
              <table:table-cell office:value-type="float" office:value="0.0262647476">
                <text:p>0.0262647476</text:p>
              </table:table-cell>
              <table:table-cell office:value-type="float" office:value="0.3272299288">
                <text:p>0.3272299288</text:p>
              </table:table-cell>
              <table:table-cell office:value-type="float" office:value="5.2860662798">
                <text:p>5.2860662798</text:p>
              </table:table-cell>
              <table:table-cell office:value-type="float" office:value="64.3543821248">
                <text:p>64.3543821248</text:p>
              </table:table-cell>
            </table:table-row>
            <table:table-row>
              <table:table-cell office:value-type="string">
                <text:p>'Hamming'</text:p>
                <draw:g>
                  <svg:desc>Query_LowCard.A7:Query_LowCard.A7</svg:desc>
                </draw:g>
              </table:table-cell>
              <table:table-cell office:value-type="float" office:value="0.0351551654">
                <text:p>0.0351551654</text:p>
                <draw:g>
                  <svg:desc>Query_LowCard.B7:Query_LowCard.F7</svg:desc>
                </draw:g>
              </table:table-cell>
              <table:table-cell office:value-type="float" office:value="0.0649112186">
                <text:p>0.0649112186</text:p>
              </table:table-cell>
              <table:table-cell office:value-type="float" office:value="0.4273308838">
                <text:p>0.4273308838</text:p>
              </table:table-cell>
              <table:table-cell office:value-type="float" office:value="4.9911596426">
                <text:p>4.9911596426</text:p>
              </table:table-cell>
              <table:table-cell office:value-type="float" office:value="66.99856424">
                <text:p>66.99856424</text:p>
              </table:table-cell>
            </table:table-row>
            <table:table-row>
              <table:table-cell office:value-type="string">
                <text:p>'List'</text:p>
                <draw:g>
                  <svg:desc>Query_LowCard.A8:Query_LowCard.A8</svg:desc>
                </draw:g>
              </table:table-cell>
              <table:table-cell office:value-type="float" office:value="0.0007215846">
                <text:p>0.0007215846</text:p>
                <draw:g>
                  <svg:desc>Query_LowCard.B8:Query_LowCard.F8</svg:desc>
                </draw:g>
              </table:table-cell>
              <table:table-cell office:value-type="float" office:value="0.0084906024">
                <text:p>0.0084906024</text:p>
              </table:table-cell>
              <table:table-cell office:value-type="float" office:value="0.0744252566">
                <text:p>0.0744252566</text:p>
              </table:table-cell>
              <table:table-cell office:value-type="float" office:value="0.936120544">
                <text:p>0.936120544</text:p>
              </table:table-cell>
              <table:table-cell office:value-type="float" office:value="14.5916685172">
                <text:p>14.59166851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Delete_Complete.B1:Delete_Complete.F8 Delete_Complete.A2:Delete_Complete.A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Delete_Complete.B1:Delete_Complete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Delete_Complete.B2:Delete_Complete.F2" chart:label-cell-address="Delete_Complete.A2:Delete_Complete.A2" chart:class="chart:line">
            <chart:data-point chart:repeated="5"/>
          </chart:series>
          <chart:series chart:attached-axis="primary-y" chart:style-name="ch11" chart:values-cell-range-address="Delete_Complete.B3:Delete_Complete.F3" chart:label-cell-address="Delete_Complete.A3:Delete_Complete.A3" chart:class="chart:line">
            <chart:data-point chart:repeated="5"/>
          </chart:series>
          <chart:series chart:attached-axis="primary-y" chart:style-name="ch12" chart:values-cell-range-address="Delete_Complete.B4:Delete_Complete.F4" chart:label-cell-address="Delete_Complete.A4:Delete_Complete.A4" chart:class="chart:line">
            <chart:data-point chart:repeated="5"/>
          </chart:series>
          <chart:series chart:attached-axis="primary-y" chart:style-name="ch13" chart:values-cell-range-address="Delete_Complete.B5:Delete_Complete.F5" chart:label-cell-address="Delete_Complete.A5:Delete_Complete.A5" chart:class="chart:line">
            <chart:data-point chart:repeated="5"/>
          </chart:series>
          <chart:series chart:attached-axis="primary-y" chart:style-name="ch14" chart:values-cell-range-address="Delete_Complete.B6:Delete_Complete.F6" chart:label-cell-address="Delete_Complete.A6:Delete_Complete.A6" chart:class="chart:line">
            <chart:data-point chart:repeated="5"/>
          </chart:series>
          <chart:series chart:attached-axis="primary-y" chart:style-name="ch15" chart:values-cell-range-address="Delete_Complete.B7:Delete_Complete.F7" chart:label-cell-address="Delete_Complete.A7:Delete_Complete.A7" chart:class="chart:line">
            <chart:data-point chart:repeated="5"/>
          </chart:series>
          <chart:series chart:attached-axis="primary-y" chart:style-name="ch16" chart:values-cell-range-address="Delete_Complete.B8:Delete_Complete.F8" chart:label-cell-address="Delete_Complete.A8:Delete_Complete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Delete_Complete.B1:Delete_Complete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4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Delete_Complete.A2:Delete_Complete.A2</svg:desc>
                </draw:g>
              </table:table-cell>
              <table:table-cell office:value-type="float" office:value="0.0134914628">
                <text:p>0.0134914628</text:p>
                <draw:g>
                  <svg:desc>Delete_Complete.B2:Delete_Complete.F2</svg:desc>
                </draw:g>
              </table:table-cell>
              <table:table-cell office:value-type="float" office:value="0.0131555198">
                <text:p>0.0131555198</text:p>
              </table:table-cell>
              <table:table-cell office:value-type="float" office:value="0.171345054">
                <text:p>0.171345054</text:p>
              </table:table-cell>
              <table:table-cell office:value-type="float" office:value="1.3667425344">
                <text:p>1.3667425344</text:p>
              </table:table-cell>
              <table:table-cell office:value-type="float" office:value="7.599046326">
                <text:p>7.599046326</text:p>
              </table:table-cell>
            </table:table-row>
            <table:table-row>
              <table:table-cell office:value-type="string">
                <text:p>'BF-Trie4'</text:p>
                <draw:g>
                  <svg:desc>Delete_Complete.A3:Delete_Complete.A3</svg:desc>
                </draw:g>
              </table:table-cell>
              <table:table-cell office:value-type="float" office:value="0.0007282442">
                <text:p>0.0007282442</text:p>
                <draw:g>
                  <svg:desc>Delete_Complete.B3:Delete_Complete.F3</svg:desc>
                </draw:g>
              </table:table-cell>
              <table:table-cell office:value-type="float" office:value="0.0002507592">
                <text:p>0.0002507592</text:p>
              </table:table-cell>
              <table:table-cell office:value-type="float" office:value="0.0005003448">
                <text:p>0.0005003448</text:p>
              </table:table-cell>
              <table:table-cell office:value-type="float" office:value="0.00063978">
                <text:p>0.00063978</text:p>
              </table:table-cell>
              <table:table-cell office:value-type="float" office:value="0.0052217246">
                <text:p>0.0052217246</text:p>
              </table:table-cell>
            </table:table-row>
            <table:table-row>
              <table:table-cell office:value-type="string">
                <text:p>'BF-Trie8'</text:p>
                <draw:g>
                  <svg:desc>Delete_Complete.A4:Delete_Complete.A4</svg:desc>
                </draw:g>
              </table:table-cell>
              <table:table-cell office:value-type="float" office:value="0.0014670198">
                <text:p>0.0014670198</text:p>
                <draw:g>
                  <svg:desc>Delete_Complete.B4:Delete_Complete.F4</svg:desc>
                </draw:g>
              </table:table-cell>
              <table:table-cell office:value-type="float" office:value="0.0003148368">
                <text:p>0.0003148368</text:p>
              </table:table-cell>
              <table:table-cell office:value-type="float" office:value="0.0001860482">
                <text:p>0.0001860482</text:p>
              </table:table-cell>
              <table:table-cell office:value-type="float" office:value="0.0003323856">
                <text:p>0.0003323856</text:p>
              </table:table-cell>
              <table:table-cell office:value-type="float" office:value="0.0020491472">
                <text:p>0.0020491472</text:p>
              </table:table-cell>
            </table:table-row>
            <table:table-row>
              <table:table-cell office:value-type="string">
                <text:p>'Bloofi'</text:p>
                <draw:g>
                  <svg:desc>Delete_Complete.A5:Delete_Complete.A5</svg:desc>
                </draw:g>
              </table:table-cell>
              <table:table-cell office:value-type="float" office:value="0.0095194562">
                <text:p>0.0095194562</text:p>
                <draw:g>
                  <svg:desc>Delete_Complete.B5:Delete_Complete.F5</svg:desc>
                </draw:g>
              </table:table-cell>
              <table:table-cell office:value-type="float" office:value="0.0430104438">
                <text:p>0.0430104438</text:p>
              </table:table-cell>
              <table:table-cell office:value-type="float" office:value="0.2014001474">
                <text:p>0.2014001474</text:p>
              </table:table-cell>
              <table:table-cell office:value-type="float" office:value="2.3481515578">
                <text:p>2.3481515578</text:p>
              </table:table-cell>
              <table:table-cell office:value-type="float" office:value="14.5167434892">
                <text:p>14.5167434892</text:p>
              </table:table-cell>
            </table:table-row>
            <table:table-row>
              <table:table-cell office:value-type="string">
                <text:p>'FlatBloofi'</text:p>
                <draw:g>
                  <svg:desc>Delete_Complete.A6:Delete_Complete.A6</svg:desc>
                </draw:g>
              </table:table-cell>
              <table:table-cell office:value-type="float" office:value="0.000854674">
                <text:p>0.000854674</text:p>
                <draw:g>
                  <svg:desc>Delete_Complete.B6:Delete_Complete.F6</svg:desc>
                </draw:g>
              </table:table-cell>
              <table:table-cell office:value-type="float" office:value="0.0043891898">
                <text:p>0.0043891898</text:p>
              </table:table-cell>
              <table:table-cell office:value-type="float" office:value="0.0059196838">
                <text:p>0.0059196838</text:p>
              </table:table-cell>
              <table:table-cell office:value-type="float" office:value="0.0392018802">
                <text:p>0.0392018802</text:p>
              </table:table-cell>
              <table:table-cell office:value-type="float" office:value="0.6324028706">
                <text:p>0.6324028706</text:p>
              </table:table-cell>
            </table:table-row>
            <table:table-row>
              <table:table-cell office:value-type="string">
                <text:p>'Hamming'</text:p>
                <draw:g>
                  <svg:desc>Delete_Complete.A7:Delete_Complete.A7</svg:desc>
                </draw:g>
              </table:table-cell>
              <table:table-cell office:value-type="float" office:value="0.001995989">
                <text:p>0.001995989</text:p>
                <draw:g>
                  <svg:desc>Delete_Complete.B7:Delete_Complete.F7</svg:desc>
                </draw:g>
              </table:table-cell>
              <table:table-cell office:value-type="float" office:value="0.0019107788">
                <text:p>0.0019107788</text:p>
              </table:table-cell>
              <table:table-cell office:value-type="float" office:value="0.0031808256">
                <text:p>0.0031808256</text:p>
              </table:table-cell>
              <table:table-cell office:value-type="float" office:value="0.0026930378">
                <text:p>0.0026930378</text:p>
              </table:table-cell>
              <table:table-cell office:value-type="float" office:value="0.004458216">
                <text:p>0.004458216</text:p>
              </table:table-cell>
            </table:table-row>
            <table:table-row>
              <table:table-cell office:value-type="string">
                <text:p>'List'</text:p>
                <draw:g>
                  <svg:desc>Delete_Complete.A8:Delete_Complete.A8</svg:desc>
                </draw:g>
              </table:table-cell>
              <table:table-cell office:value-type="float" office:value="0.0053544438">
                <text:p>0.0053544438</text:p>
                <draw:g>
                  <svg:desc>Delete_Complete.B8:Delete_Complete.F8</svg:desc>
                </draw:g>
              </table:table-cell>
              <table:table-cell office:value-type="float" office:value="0.018986297">
                <text:p>0.018986297</text:p>
              </table:table-cell>
              <table:table-cell office:value-type="float" office:value="0.149519697">
                <text:p>0.149519697</text:p>
              </table:table-cell>
              <table:table-cell office:value-type="float" office:value="1.5794002038">
                <text:p>1.5794002038</text:p>
              </table:table-cell>
              <table:table-cell office:value-type="float" office:value="10.3835118072">
                <text:p>10.38351180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Delete_HighCard.B1:Delete_HighCard.F8 Delete_HighCard.A2:Delete_HighCard.A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Delete_HighCard.B1:Delete_High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Delete_HighCard.B2:Delete_HighCard.F2" chart:label-cell-address="Delete_HighCard.A2:Delete_HighCard.A2" chart:class="chart:line">
            <chart:data-point chart:repeated="5"/>
          </chart:series>
          <chart:series chart:attached-axis="primary-y" chart:style-name="ch11" chart:values-cell-range-address="Delete_HighCard.B3:Delete_HighCard.F3" chart:label-cell-address="Delete_HighCard.A3:Delete_HighCard.A3" chart:class="chart:line">
            <chart:data-point chart:repeated="5"/>
          </chart:series>
          <chart:series chart:attached-axis="primary-y" chart:style-name="ch12" chart:values-cell-range-address="Delete_HighCard.B4:Delete_HighCard.F4" chart:label-cell-address="Delete_HighCard.A4:Delete_HighCard.A4" chart:class="chart:line">
            <chart:data-point chart:repeated="5"/>
          </chart:series>
          <chart:series chart:attached-axis="primary-y" chart:style-name="ch13" chart:values-cell-range-address="Delete_HighCard.B5:Delete_HighCard.F5" chart:label-cell-address="Delete_HighCard.A5:Delete_HighCard.A5" chart:class="chart:line">
            <chart:data-point chart:repeated="5"/>
          </chart:series>
          <chart:series chart:attached-axis="primary-y" chart:style-name="ch14" chart:values-cell-range-address="Delete_HighCard.B6:Delete_HighCard.F6" chart:label-cell-address="Delete_HighCard.A6:Delete_HighCard.A6" chart:class="chart:line">
            <chart:data-point chart:repeated="5"/>
          </chart:series>
          <chart:series chart:attached-axis="primary-y" chart:style-name="ch15" chart:values-cell-range-address="Delete_HighCard.B7:Delete_HighCard.F7" chart:label-cell-address="Delete_HighCard.A7:Delete_HighCard.A7" chart:class="chart:line">
            <chart:data-point chart:repeated="5"/>
          </chart:series>
          <chart:series chart:attached-axis="primary-y" chart:style-name="ch16" chart:values-cell-range-address="Delete_HighCard.B8:Delete_HighCard.F8" chart:label-cell-address="Delete_HighCard.A8:Delete_HighCard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Delete_HighCard.B1:Delete_HighCard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4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Delete_HighCard.A2:Delete_HighCard.A2</svg:desc>
                </draw:g>
              </table:table-cell>
              <table:table-cell office:value-type="float" office:value="0.0059106022">
                <text:p>0.0059106022</text:p>
                <draw:g>
                  <svg:desc>Delete_HighCard.B2:Delete_HighCard.F2</svg:desc>
                </draw:g>
              </table:table-cell>
              <table:table-cell office:value-type="float" office:value="0.0267838102">
                <text:p>0.0267838102</text:p>
              </table:table-cell>
              <table:table-cell office:value-type="float" office:value="0.157421168">
                <text:p>0.157421168</text:p>
              </table:table-cell>
              <table:table-cell office:value-type="float" office:value="1.3200754026">
                <text:p>1.3200754026</text:p>
              </table:table-cell>
              <table:table-cell office:value-type="float" office:value="15.4867781508">
                <text:p>15.4867781508</text:p>
              </table:table-cell>
            </table:table-row>
            <table:table-row>
              <table:table-cell office:value-type="string">
                <text:p>'BF-Trie4'</text:p>
                <draw:g>
                  <svg:desc>Delete_HighCard.A3:Delete_HighCard.A3</svg:desc>
                </draw:g>
              </table:table-cell>
              <table:table-cell office:value-type="float" office:value="0.0003430904">
                <text:p>0.0003430904</text:p>
                <draw:g>
                  <svg:desc>Delete_HighCard.B3:Delete_HighCard.F3</svg:desc>
                </draw:g>
              </table:table-cell>
              <table:table-cell office:value-type="float" office:value="0.0001619494">
                <text:p>0.0001619494</text:p>
              </table:table-cell>
              <table:table-cell office:value-type="float" office:value="0.0003265394">
                <text:p>0.0003265394</text:p>
              </table:table-cell>
              <table:table-cell office:value-type="float" office:value="0.0001794888">
                <text:p>0.0001794888</text:p>
              </table:table-cell>
              <table:table-cell office:value-type="float" office:value="0.0002828592">
                <text:p>0.0002828592</text:p>
              </table:table-cell>
            </table:table-row>
            <table:table-row>
              <table:table-cell office:value-type="string">
                <text:p>'BF-Trie8'</text:p>
                <draw:g>
                  <svg:desc>Delete_HighCard.A4:Delete_HighCard.A4</svg:desc>
                </draw:g>
              </table:table-cell>
              <table:table-cell office:value-type="float" office:value="0.000277904">
                <text:p>0.000277904</text:p>
                <draw:g>
                  <svg:desc>Delete_HighCard.B4:Delete_HighCard.F4</svg:desc>
                </draw:g>
              </table:table-cell>
              <table:table-cell office:value-type="float" office:value="0.0007671322">
                <text:p>0.0007671322</text:p>
              </table:table-cell>
              <table:table-cell office:value-type="float" office:value="0.000276178">
                <text:p>0.000276178</text:p>
              </table:table-cell>
              <table:table-cell office:value-type="float" office:value="0.0001383746">
                <text:p>0.0001383746</text:p>
              </table:table-cell>
              <table:table-cell office:value-type="float" office:value="0.00020847">
                <text:p>0.00020847</text:p>
              </table:table-cell>
            </table:table-row>
            <table:table-row>
              <table:table-cell office:value-type="string">
                <text:p>'Bloofi'</text:p>
                <draw:g>
                  <svg:desc>Delete_HighCard.A5:Delete_HighCard.A5</svg:desc>
                </draw:g>
              </table:table-cell>
              <table:table-cell office:value-type="float" office:value="0.0127190004">
                <text:p>0.0127190004</text:p>
                <draw:g>
                  <svg:desc>Delete_HighCard.B5:Delete_HighCard.F5</svg:desc>
                </draw:g>
              </table:table-cell>
              <table:table-cell office:value-type="float" office:value="0.0520196836">
                <text:p>0.0520196836</text:p>
              </table:table-cell>
              <table:table-cell office:value-type="float" office:value="0.4481157474">
                <text:p>0.4481157474</text:p>
              </table:table-cell>
              <table:table-cell office:value-type="float" office:value="5.8541017088">
                <text:p>5.8541017088</text:p>
              </table:table-cell>
              <table:table-cell office:value-type="float" office:value="55.8138176746">
                <text:p>55.8138176746</text:p>
              </table:table-cell>
            </table:table-row>
            <table:table-row>
              <table:table-cell office:value-type="string">
                <text:p>'FlatBloofi'</text:p>
                <draw:g>
                  <svg:desc>Delete_HighCard.A6:Delete_HighCard.A6</svg:desc>
                </draw:g>
              </table:table-cell>
              <table:table-cell office:value-type="float" office:value="0.0005525278">
                <text:p>0.0005525278</text:p>
                <draw:g>
                  <svg:desc>Delete_HighCard.B6:Delete_HighCard.F6</svg:desc>
                </draw:g>
              </table:table-cell>
              <table:table-cell office:value-type="float" office:value="0.0041815056">
                <text:p>0.0041815056</text:p>
              </table:table-cell>
              <table:table-cell office:value-type="float" office:value="0.0039902522">
                <text:p>0.0039902522</text:p>
              </table:table-cell>
              <table:table-cell office:value-type="float" office:value="0.0248667516">
                <text:p>0.0248667516</text:p>
              </table:table-cell>
              <table:table-cell office:value-type="float" office:value="0.464732865">
                <text:p>0.464732865</text:p>
              </table:table-cell>
            </table:table-row>
            <table:table-row>
              <table:table-cell office:value-type="string">
                <text:p>'Hamming'</text:p>
                <draw:g>
                  <svg:desc>Delete_HighCard.A7:Delete_HighCard.A7</svg:desc>
                </draw:g>
              </table:table-cell>
              <table:table-cell office:value-type="float" office:value="0.0007855376">
                <text:p>0.0007855376</text:p>
                <draw:g>
                  <svg:desc>Delete_HighCard.B7:Delete_HighCard.F7</svg:desc>
                </draw:g>
              </table:table-cell>
              <table:table-cell office:value-type="float" office:value="0.0011969964">
                <text:p>0.0011969964</text:p>
              </table:table-cell>
              <table:table-cell office:value-type="float" office:value="0.0015466708">
                <text:p>0.0015466708</text:p>
              </table:table-cell>
              <table:table-cell office:value-type="float" office:value="0.0007774972">
                <text:p>0.0007774972</text:p>
              </table:table-cell>
              <table:table-cell office:value-type="float" office:value="0.0010517892">
                <text:p>0.0010517892</text:p>
              </table:table-cell>
            </table:table-row>
            <table:table-row>
              <table:table-cell office:value-type="string">
                <text:p>'List'</text:p>
                <draw:g>
                  <svg:desc>Delete_HighCard.A8:Delete_HighCard.A8</svg:desc>
                </draw:g>
              </table:table-cell>
              <table:table-cell office:value-type="float" office:value="0.0054960072">
                <text:p>0.0054960072</text:p>
                <draw:g>
                  <svg:desc>Delete_HighCard.B8:Delete_HighCard.F8</svg:desc>
                </draw:g>
              </table:table-cell>
              <table:table-cell office:value-type="float" office:value="0.0131883098">
                <text:p>0.0131883098</text:p>
              </table:table-cell>
              <table:table-cell office:value-type="float" office:value="0.239252482">
                <text:p>0.239252482</text:p>
              </table:table-cell>
              <table:table-cell office:value-type="float" office:value="1.8290136416">
                <text:p>1.8290136416</text:p>
              </table:table-cell>
              <table:table-cell office:value-type="float" office:value="20.4952409088">
                <text:p>20.49524090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089cm" style:legend-expansion="high" chart:style-name="ch2"/>
        <chart:plot-area chart:style-name="ch3" table:cell-range-address="Delete_LowCard.B1:Delete_LowCard.F8 Delete_LowCard.A2:Delete_LowCard.A8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Delete_LowCard.B1:Delete_Low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Delete_LowCard.B2:Delete_LowCard.F2" chart:label-cell-address="Delete_LowCard.A2:Delete_LowCard.A2" chart:class="chart:line">
            <chart:data-point chart:repeated="5"/>
          </chart:series>
          <chart:series chart:attached-axis="primary-y" chart:style-name="ch11" chart:values-cell-range-address="Delete_LowCard.B3:Delete_LowCard.F3" chart:label-cell-address="Delete_LowCard.A3:Delete_LowCard.A3" chart:class="chart:line">
            <chart:data-point chart:repeated="5"/>
          </chart:series>
          <chart:series chart:attached-axis="primary-y" chart:style-name="ch12" chart:values-cell-range-address="Delete_LowCard.B4:Delete_LowCard.F4" chart:label-cell-address="Delete_LowCard.A4:Delete_LowCard.A4" chart:class="chart:line">
            <chart:data-point chart:repeated="5"/>
          </chart:series>
          <chart:series chart:attached-axis="primary-y" chart:style-name="ch13" chart:values-cell-range-address="Delete_LowCard.B5:Delete_LowCard.F5" chart:label-cell-address="Delete_LowCard.A5:Delete_LowCard.A5" chart:class="chart:line">
            <chart:data-point chart:repeated="5"/>
          </chart:series>
          <chart:series chart:attached-axis="primary-y" chart:style-name="ch14" chart:values-cell-range-address="Delete_LowCard.B6:Delete_LowCard.F6" chart:label-cell-address="Delete_LowCard.A6:Delete_LowCard.A6" chart:class="chart:line">
            <chart:data-point chart:repeated="5"/>
          </chart:series>
          <chart:series chart:attached-axis="primary-y" chart:style-name="ch15" chart:values-cell-range-address="Delete_LowCard.B7:Delete_LowCard.F7" chart:label-cell-address="Delete_LowCard.A7:Delete_LowCard.A7" chart:class="chart:line">
            <chart:data-point chart:repeated="5"/>
          </chart:series>
          <chart:series chart:attached-axis="primary-y" chart:style-name="ch16" chart:values-cell-range-address="Delete_LowCard.B8:Delete_LowCard.F8" chart:label-cell-address="Delete_LowCard.A8:Delete_LowCard.A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Delete_LowCard.B1:Delete_LowCard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4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Delete_LowCard.A2:Delete_LowCard.A2</svg:desc>
                </draw:g>
              </table:table-cell>
              <table:table-cell office:value-type="float" office:value="0.0058192146">
                <text:p>0.0058192146</text:p>
                <draw:g>
                  <svg:desc>Delete_LowCard.B2:Delete_LowCard.F2</svg:desc>
                </draw:g>
              </table:table-cell>
              <table:table-cell office:value-type="float" office:value="0.0115776606">
                <text:p>0.0115776606</text:p>
              </table:table-cell>
              <table:table-cell office:value-type="float" office:value="0.1447879466">
                <text:p>0.1447879466</text:p>
              </table:table-cell>
              <table:table-cell office:value-type="float" office:value="1.3293726114">
                <text:p>1.3293726114</text:p>
              </table:table-cell>
              <table:table-cell office:value-type="float" office:value="15.2515216758">
                <text:p>15.2515216758</text:p>
              </table:table-cell>
            </table:table-row>
            <table:table-row>
              <table:table-cell office:value-type="string">
                <text:p>'BF-Trie4'</text:p>
                <draw:g>
                  <svg:desc>Delete_LowCard.A3:Delete_LowCard.A3</svg:desc>
                </draw:g>
              </table:table-cell>
              <table:table-cell office:value-type="float" office:value="0.0005122208">
                <text:p>0.0005122208</text:p>
                <draw:g>
                  <svg:desc>Delete_LowCard.B3:Delete_LowCard.F3</svg:desc>
                </draw:g>
              </table:table-cell>
              <table:table-cell office:value-type="float" office:value="0.000375463">
                <text:p>0.000375463</text:p>
              </table:table-cell>
              <table:table-cell office:value-type="float" office:value="0.000226644">
                <text:p>0.000226644</text:p>
              </table:table-cell>
              <table:table-cell office:value-type="float" office:value="0.0002198884">
                <text:p>0.0002198884</text:p>
              </table:table-cell>
              <table:table-cell office:value-type="float" office:value="0.0001224874">
                <text:p>0.0001224874</text:p>
              </table:table-cell>
            </table:table-row>
            <table:table-row>
              <table:table-cell office:value-type="string">
                <text:p>'BF-Trie8'</text:p>
                <draw:g>
                  <svg:desc>Delete_LowCard.A4:Delete_LowCard.A4</svg:desc>
                </draw:g>
              </table:table-cell>
              <table:table-cell office:value-type="float" office:value="0.0004555258">
                <text:p>0.0004555258</text:p>
                <draw:g>
                  <svg:desc>Delete_LowCard.B4:Delete_LowCard.F4</svg:desc>
                </draw:g>
              </table:table-cell>
              <table:table-cell office:value-type="float" office:value="0.0007239892">
                <text:p>0.0007239892</text:p>
              </table:table-cell>
              <table:table-cell office:value-type="float" office:value="0.0002480998">
                <text:p>0.0002480998</text:p>
              </table:table-cell>
              <table:table-cell office:value-type="float" office:value="0.0001383514">
                <text:p>0.0001383514</text:p>
              </table:table-cell>
              <table:table-cell office:value-type="float" office:value="0.0001386002">
                <text:p>0.0001386002</text:p>
              </table:table-cell>
            </table:table-row>
            <table:table-row>
              <table:table-cell office:value-type="string">
                <text:p>'Bloofi'</text:p>
                <draw:g>
                  <svg:desc>Delete_LowCard.A5:Delete_LowCard.A5</svg:desc>
                </draw:g>
              </table:table-cell>
              <table:table-cell office:value-type="float" office:value="0.0080490132">
                <text:p>0.0080490132</text:p>
                <draw:g>
                  <svg:desc>Delete_LowCard.B5:Delete_LowCard.F5</svg:desc>
                </draw:g>
              </table:table-cell>
              <table:table-cell office:value-type="float" office:value="0.0527459948">
                <text:p>0.0527459948</text:p>
              </table:table-cell>
              <table:table-cell office:value-type="float" office:value="0.5865020804">
                <text:p>0.5865020804</text:p>
              </table:table-cell>
              <table:table-cell office:value-type="float" office:value="7.1072980888">
                <text:p>7.1072980888</text:p>
              </table:table-cell>
              <table:table-cell office:value-type="float" office:value="66.6188754096">
                <text:p>66.6188754096</text:p>
              </table:table-cell>
            </table:table-row>
            <table:table-row>
              <table:table-cell office:value-type="string">
                <text:p>'FlatBloofi'</text:p>
                <draw:g>
                  <svg:desc>Delete_LowCard.A6:Delete_LowCard.A6</svg:desc>
                </draw:g>
              </table:table-cell>
              <table:table-cell office:value-type="float" office:value="0.0006107654">
                <text:p>0.0006107654</text:p>
                <draw:g>
                  <svg:desc>Delete_LowCard.B6:Delete_LowCard.F6</svg:desc>
                </draw:g>
              </table:table-cell>
              <table:table-cell office:value-type="float" office:value="0.0032183606">
                <text:p>0.0032183606</text:p>
              </table:table-cell>
              <table:table-cell office:value-type="float" office:value="0.0034402982">
                <text:p>0.0034402982</text:p>
              </table:table-cell>
              <table:table-cell office:value-type="float" office:value="0.02485829">
                <text:p>0.02485829</text:p>
              </table:table-cell>
              <table:table-cell office:value-type="float" office:value="0.5983125082">
                <text:p>0.5983125082</text:p>
              </table:table-cell>
            </table:table-row>
            <table:table-row>
              <table:table-cell office:value-type="string">
                <text:p>'Hamming'</text:p>
                <draw:g>
                  <svg:desc>Delete_LowCard.A7:Delete_LowCard.A7</svg:desc>
                </draw:g>
              </table:table-cell>
              <table:table-cell office:value-type="float" office:value="0.0006692796">
                <text:p>0.0006692796</text:p>
                <draw:g>
                  <svg:desc>Delete_LowCard.B7:Delete_LowCard.F7</svg:desc>
                </draw:g>
              </table:table-cell>
              <table:table-cell office:value-type="float" office:value="0.0011857966">
                <text:p>0.0011857966</text:p>
              </table:table-cell>
              <table:table-cell office:value-type="float" office:value="0.0015210404">
                <text:p>0.0015210404</text:p>
              </table:table-cell>
              <table:table-cell office:value-type="float" office:value="0.0007917948">
                <text:p>0.0007917948</text:p>
              </table:table-cell>
              <table:table-cell office:value-type="float" office:value="0.0009595138">
                <text:p>0.0009595138</text:p>
              </table:table-cell>
            </table:table-row>
            <table:table-row>
              <table:table-cell office:value-type="string">
                <text:p>'List'</text:p>
                <draw:g>
                  <svg:desc>Delete_LowCard.A8:Delete_LowCard.A8</svg:desc>
                </draw:g>
              </table:table-cell>
              <table:table-cell office:value-type="float" office:value="0.005324393">
                <text:p>0.005324393</text:p>
                <draw:g>
                  <svg:desc>Delete_LowCard.B8:Delete_LowCard.F8</svg:desc>
                </draw:g>
              </table:table-cell>
              <table:table-cell office:value-type="float" office:value="0.0198236118">
                <text:p>0.0198236118</text:p>
              </table:table-cell>
              <table:table-cell office:value-type="float" office:value="0.1949263852">
                <text:p>0.1949263852</text:p>
              </table:table-cell>
              <table:table-cell office:value-type="float" office:value="1.6077791676">
                <text:p>1.6077791676</text:p>
              </table:table-cell>
              <table:table-cell office:value-type="float" office:value="20.4323136236">
                <text:p>20.43231362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